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0200000002000309F1C.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4" svg:font-family="Arial"/>
    <style:font-face style:name="Courier New" svg:font-family="'Courier New'"/>
    <style:font-face style:name="Microsoft Sans Serif" svg:font-family="'Microsoft Sans Serif'"/>
    <style:font-face style:name="OpenSymbol" svg:font-family="OpenSymbol"/>
    <style:font-face style:name="Arial2" svg:font-family="Arial" style:font-adornments="Regular" style:font-family-generic="swiss"/>
    <style:font-face style:name="Courier New1" svg:font-family="'Courier New'"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le6" style:family="table">
      <style:table-properties style:width="171.34mm" fo:margin-top="0mm" fo:margin-bottom="2.54mm" table:align="right"/>
    </style:style>
    <style:style style:name="Table6.A" style:family="table-column">
      <style:table-column-properties style:column-width="25.88mm"/>
    </style:style>
    <style:style style:name="Table6.B" style:family="table-column">
      <style:table-column-properties style:column-width="145.47mm"/>
    </style:style>
    <style:style style:name="Table6.A1" style:family="table-cell">
      <style:table-cell-properties fo:padding="0mm" fo:border="none"/>
    </style:style>
    <style:style style:name="Table7" style:family="table">
      <style:table-properties style:width="172.14mm" fo:margin-left="5.57mm" fo:margin-right="0.09mm" table:align="margins" style:shadow="none"/>
    </style:style>
    <style:style style:name="Table7.A" style:family="table-column">
      <style:table-column-properties style:column-width="61.26mm" style:rel-column-width="23322*"/>
    </style:style>
    <style:style style:name="Table7.B" style:family="table-column">
      <style:table-column-properties style:column-width="110.88mm" style:rel-column-width="42213*"/>
    </style:style>
    <style:style style:name="Table7.1" style:family="table-row">
      <style:table-row-properties style:keep-together="false" fo:keep-together="always"/>
    </style:style>
    <style:style style:name="Table7.A1" style:family="table-cell">
      <style:table-cell-properties fo:padding="0mm" fo:border="none"/>
    </style:style>
    <style:style style:name="Table1" style:family="table">
      <style:table-properties style:width="171.94mm" fo:margin-left="5.72mm" fo:margin-right="0.14mm" fo:margin-top="0mm" fo:margin-bottom="2.54mm" table:align="margins"/>
    </style:style>
    <style:style style:name="Table1.A" style:family="table-column">
      <style:table-column-properties style:column-width="35.9mm" style:rel-column-width="13681*"/>
    </style:style>
    <style:style style:name="Table1.B" style:family="table-column">
      <style:table-column-properties style:column-width="136.05mm" style:rel-column-width="51854*"/>
    </style:style>
    <style:style style:name="Table1.A1" style:family="table-cell">
      <style:table-cell-properties fo:padding="0.97mm" fo:border="none"/>
    </style:style>
    <style:style style:name="Table2" style:family="table">
      <style:table-properties style:width="172.67mm" fo:margin-left="4.99mm" fo:margin-right="0.14mm" fo:margin-top="0mm" fo:margin-bottom="2.54mm" table:align="margins"/>
    </style:style>
    <style:style style:name="Table2.A" style:family="table-column">
      <style:table-column-properties style:column-width="36.23mm" style:rel-column-width="13748*"/>
    </style:style>
    <style:style style:name="Table2.B" style:family="table-column">
      <style:table-column-properties style:column-width="136.44mm" style:rel-column-width="51787*"/>
    </style:style>
    <style:style style:name="Table2.A1" style:family="table-cell">
      <style:table-cell-properties fo:padding="0.97mm" fo:border="none"/>
    </style:style>
    <style:style style:name="Table3" style:family="table">
      <style:table-properties style:width="157.85mm" fo:margin-left="19.67mm" fo:margin-right="0.28mm" fo:margin-top="0mm" fo:margin-bottom="2.54mm" table:align="margins"/>
    </style:style>
    <style:style style:name="Table3.A" style:family="table-column">
      <style:table-column-properties style:column-width="21.8mm" style:rel-column-width="9051*"/>
    </style:style>
    <style:style style:name="Table3.B" style:family="table-column">
      <style:table-column-properties style:column-width="136.05mm" style:rel-column-width="56484*"/>
    </style:style>
    <style:style style:name="Table3.A1" style:family="table-cell">
      <style:table-cell-properties fo:padding="0mm" fo:border="none"/>
    </style:style>
    <style:style style:name="Table4" style:family="table">
      <style:table-properties style:width="172.05mm" fo:margin-left="5.91mm" fo:margin-right="-0.16mm" fo:margin-top="0mm" fo:margin-bottom="2.54mm" table:align="margins"/>
    </style:style>
    <style:style style:name="Table4.A" style:family="table-column">
      <style:table-column-properties style:column-width="31.96mm" style:rel-column-width="12174*"/>
    </style:style>
    <style:style style:name="Table4.B" style:family="table-column">
      <style:table-column-properties style:column-width="140.09mm" style:rel-column-width="53361*"/>
    </style:style>
    <style:style style:name="Table4.A1" style:family="table-cell">
      <style:table-cell-properties fo:padding="0.97mm" fo:border="none"/>
    </style:style>
    <style:style style:name="Table5" style:family="table">
      <style:table-properties style:width="175.68mm" table:align="center"/>
    </style:style>
    <style:style style:name="Table5.A" style:family="table-column">
      <style:table-column-properties style:column-width="49.48mm"/>
    </style:style>
    <style:style style:name="Table5.B" style:family="table-column">
      <style:table-column-properties style:column-width="126.21mm"/>
    </style:style>
    <style:style style:name="Table5.A1" style:family="table-cell">
      <style:table-cell-properties fo:padding="0.97mm" fo:border="none"/>
    </style:style>
    <style:style style:name="P1" style:family="paragraph" style:parent-style-name="Standard">
      <style:paragraph-properties fo:margin-left="12.51mm" fo:margin-right="0mm" fo:text-indent="0mm" style:auto-text-indent="false"/>
    </style:style>
    <style:style style:name="P2" style:family="paragraph" style:parent-style-name="Text_20_body">
      <style:paragraph-properties fo:margin-left="12.51mm" fo:margin-right="0mm" fo:text-indent="0mm" style:auto-text-indent="false"/>
      <style:text-properties style:font-name="Courier New" fo:font-size="12pt"/>
    </style:style>
    <style:style style:name="P3" style:family="paragraph" style:parent-style-name="Text_20_body">
      <style:paragraph-properties fo:margin-left="5.08mm" fo:margin-right="0mm" fo:text-indent="0mm" style:auto-text-indent="false"/>
    </style:style>
    <style:style style:name="P4" style:family="paragraph" style:parent-style-name="Text_20_body">
      <style:paragraph-properties fo:break-before="page"/>
    </style:style>
    <style:style style:name="P5" style:family="paragraph" style:parent-style-name="Standard" style:list-style-name="Numbered"/>
    <style:style style:name="P6" style:family="paragraph" style:parent-style-name="Text_20_body" style:list-style-name="Bullets_2c__20_diamond"/>
    <style:style style:name="T1" style:family="text">
      <style:text-properties fo:font-style="italic"/>
    </style:style>
    <style:style style:name="T2" style:family="text">
      <style:text-properties fo:font-style="italic" fo:font-weight="bold"/>
    </style:style>
    <style:style style:name="T3" style:family="text">
      <style:text-properties style:text-underline-style="solid" style:text-underline-width="auto" style:text-underline-color="font-color"/>
    </style:style>
    <style:style style:name="T4" style:family="text">
      <style:text-properties style:font-name="Microsoft Sans Serif"/>
    </style:style>
    <style:style style:name="T5" style:family="text">
      <style:text-properties fo:font-weight="bold"/>
    </style:style>
    <style:style style:name="T6" style:family="text">
      <style:text-properties style:text-underline-style="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fo:margin-left="5.08mm" fo:margin-right="0mm" style:editable="false">
        <style:columns fo:column-count="5" fo:column-gap="0mm">
          <style:column style:rel-width="13107*" fo:start-indent="0mm" fo:end-indent="0mm"/>
          <style:column style:rel-width="13107*" fo:start-indent="0mm" fo:end-indent="0mm"/>
          <style:column style:rel-width="13107*" fo:start-indent="0mm" fo:end-indent="0mm"/>
          <style:column style:rel-width="13107*" fo:start-indent="0mm" fo:end-indent="0mm"/>
          <style:column style:rel-width="13107*" fo:start-indent="0mm" fo:end-indent="0mm"/>
        </style:columns>
      </style:section-properties>
    </style:style>
    <style:style style:name="Sect2" style:family="section">
      <style:section-properties text:dont-balance-text-columns="false" style:editable="false">
        <style:columns fo:column-count="3" fo:column-gap="0mm">
          <style:column style:rel-width="21845*" fo:start-indent="0mm" fo:end-indent="0mm"/>
          <style:column style:rel-width="21845*" fo:start-indent="0mm" fo:end-indent="0mm"/>
          <style:column style:rel-width="21845*" fo:start-indent="0mm" fo:end-indent="0m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ference manual for the g.py module</text:p>
      <text:p text:style-name="Subtitle_2c__20_no_20_space"><text:a xlink:type="simple" xlink:href="mailto:someonesdad1@gmail.com" text:style-name="Internet_20_link" text:visited-style-name="Visited_20_Internet_20_Link">someonesdad1@gmail.com</text:a></text:p>
      <text:p text:style-name="Subtitle_2c__20_no_20_space">Created: <text:s/>Dec 2001</text:p>
      <text:p text:style-name="Subtitle">Version: <text:s/><text:user-defined style:data-style-name="N0" text:name="Version">11 Mar 2022</text:user-defined></text:p>
      <text:p text:style-name="Text_20_body"><text:span text:style-name="Important_2c__20_red">Change History</text:span></text:p>
      <table:table table:name="Table6" table:style-name="Table6">
        <table:table-column table:style-name="Table6.A"/>
        <table:table-column table:style-name="Table6.B"/>
        <table:table-row>
          <table:table-cell table:style-name="Table6.A1" office:value-type="string">
            <text:p text:style-name="Table_20_Contents">11 Mar 2022</text:p>
          </table:table-cell>
          <table:table-cell table:style-name="Table6.A1" office:value-type="string">
            <text:p text:style-name="Table_20_Contents">Moved to the /plib repository. <text:s/>Tested with python 3.7.12. <text:s/><text:span text:style-name="Code">Setup()</text:span> added to g.py with <text:span text:style-name="Code">portrait</text:span> and <text:span text:style-name="Code">mm</text:span> as the defaults.</text:p>
            <text:p text:style-name="Table_20_Contents">I'm still using the LaserJet 4050 I bought in the early 1990's, so I haven't moved this code forward to support more modern Unicode stuff. <text:s/></text:p>
          </table:table-cell>
        </table:table-row>
        <table:table-row>
          <table:table-cell table:style-name="Table6.A1" office:value-type="string">
            <text:p text:style-name="Table_20_Contents">10 Dec 2015</text:p>
          </table:table-cell>
          <table:table-cell table:style-name="Table6.A1" office:value-type="string">
            <text:p text:style-name="Table_20_Contents">Minor fixes.</text:p>
          </table:table-cell>
        </table:table-row>
        <table:table-row>
          <table:table-cell table:style-name="Table6.A1" office:value-type="string">
            <text:p text:style-name="Table_20_Contents">4 Jun 2014</text:p>
          </table:table-cell>
          <table:table-cell table:style-name="Table6.A1" office:value-type="string">
            <text:p text:style-name="Table_20_Contents">I've made a decision to only support/test from python 2.6.5 and forward. <text:s/>In particular, I've modified the code and tested it with python versions 2.6.5, 2.7.6, and 3.4.0 and it appears to work adequately under these versions (the criterion was comparing the output of the demo scripts).</text:p>
            <text:p text:style-name="Table_20_Contents">Version 3.2.2 fails in a deep copy in <text:span text:style-name="Code">g.py</text:span> of the graphics state and I suspect it is a bug in python because the other versions I tested with don't exhibit this problem.</text:p>
            <text:p text:style-name="Table_20_Contents">Under python 3, I can't run the <text:span text:style-name="Code">cd_label.py</text:span> script because there's no PIL for python 3. <text:s/>I've also had Unicode encoding problems with the <text:span text:style-name="Code">font_gallery.py</text:span> and <text:span text:style-name="Code">symbols.py</text:span> scripts, so these aren't working fully under python 3.4. </text:p>
          </table:table-cell>
        </table:table-row>
        <table:table-row>
          <table:table-cell table:style-name="Table6.A1" office:value-type="string">
            <text:p text:style-name="Table_20_Contents">Apr 2013</text:p>
          </table:table-cell>
          <table:table-cell table:style-name="Table6.A1" office:value-type="string">
            <text:p text:style-name="Table_20_Contents">Minor fixes. <text:s/>Fixed parameter name in <text:span text:style-name="Code">RegularPolygon()</text:span>.</text:p>
          </table:table-cell>
        </table:table-row>
        <table:table-row>
          <table:table-cell table:style-name="Table6.A1" office:value-type="string">
            <text:p text:style-name="Table_20_Contents">19 May 2012</text:p>
          </table:table-cell>
          <table:table-cell table:style-name="Table6.A1" office:value-type="string">
            <text:p text:style-name="Table_20_Contents">Minor edits. <text:s/>Added comment about how to convert for use with python 3.</text:p>
          </table:table-cell>
        </table:table-row>
        <table:table-row>
          <table:table-cell table:style-name="Table6.A1" office:value-type="string">
            <text:p text:style-name="Table_20_Contents">2 Dec 2011</text:p>
          </table:table-cell>
          <table:table-cell table:style-name="Table6.A1" office:value-type="string">
            <text:p text:style-name="Table_20_Contents">Fixed parameter name in <text:span text:style-name="Code">GradientFill()</text:span> (was angle_in_degrees; is actually Angle in code).</text:p>
          </table:table-cell>
        </table:table-row>
        <table:table-row>
          <table:table-cell table:style-name="Table6.A1" office:value-type="string">
            <text:p text:style-name="Table_20_Contents">Dec 2001</text:p>
          </table:table-cell>
          <table:table-cell table:style-name="Table6.A1" office:value-type="string">
            <text:p text:style-name="Table_20_Contents">Original release.</text:p>
          </table:table-cell>
        </table:table-row>
      </table:table>
      <text:h text:style-name="Heading_20_1" text:outline-level="1">What is it and why would I want to use it?</text:h>
      <text:p text:style-name="Text_20_body">It's a python library available at <text:a xlink:type="simple" xlink:href="https://github.com/someonesdad1/plib" text:style-name="Internet_20_link" text:visited-style-name="Visited_20_Internet_20_Link">https://github.com/someonesdad1/plib</text:a>; it's in the directory <text:span text:style-name="Code">g</text:span>. <text:s/>The primary file is <text:span text:style-name="Code">g/g.py</text:span>.</text:p>
      <text:p text:style-name="Text_20_body">The <text:span text:style-name="Code">g.py</text:span> module gives the python programmer the ability to construct graphical drawings using PostScript as the output format. <text:s/>The module is a thin wrapper for PostScript; marrying python and PostScript gives a good general-purpose programming environment for generating graphical output. <text:s/>It is a page-oriented drawing tool with the following capabilities: <text:s/></text:p>
      <text:list xml:id="list3173583647728293768" text:style-name="Bullets_2c__20_diamond">
        <text:list-item>
          <text:p text:style-name="P6">Draws elementary geometrical figures and paths. <text:s/>You control how they're filled and how their borders are drawn. <text:s/>Fill with solid colors, parallel lines, gradient colors, or bitmaps. <text:s/>Line colors, fill colors, and text colors are maintained independently. <text:s/></text:p>
        </text:list-item>
        <text:list-item>
          <text:p text:style-name="P6">Text can be placed on the page with left, center, or right justification. <text:s/>You can print text along a path. <text:s/></text:p>
        </text:list-item>
        <text:list-item>
          <text:p text:style-name="P6">You set orientation (e.g., portrait or landscape), drawing units (e.g., inches or mm) and paper size. <text:s/>If the selections included don't meet your needs, it's easy to add new ones. <text:s/></text:p>
        </text:list-item>
        <text:list-item>
          <text:p text:style-name="P6">You can place bitmaps on the page using the Python Imaging Library. <text:s/>Supported bitmap file types include JPEG, PNG, and TIFF. <text:s/>You can modify the bitmaps with the PIL before placing them on the page.</text:p>
        </text:list-item>
        <text:list-item>
          <text:p text:style-name="P6">Clip to an arbitrary path. <text:s/>Paths can contain straight line segments, circular arcs, and Bezier <text:soft-page-break/>curves and can be made up of multiple disjoint regions. <text:s/></text:p>
        </text:list-item>
        <text:list-item>
          <text:p text:style-name="P6">Save and restore the graphics state, either on the PostScript-like graphics state stack or in your own data structure. <text:s/></text:p>
        </text:list-item>
        <text:list-item>
          <text:p text:style-name="P6">You can use coordinate transformations of scaling, rotation, and translation. <text:s/>These can be combined to effect arbitrary affine transformations. <text:s/></text:p>
        </text:list-item>
        <text:list-item>
          <text:p text:style-name="P6">You can change the module's defaults to suit your tastes. <text:s/></text:p>
        </text:list-item>
        <text:list-item>
          <text:p text:style-name="P6">Simple debugging support is provided. <text:s/>You also have the python debugger to help with debugging your programs. <text:s/></text:p>
        </text:list-item>
        <text:list-item>
          <text:p text:style-name="P6">If you know PostScript, you can issue arbitrary PostScript commands from within your drawing code using the inline() function. <text:s/></text:p>
        </text:list-item>
      </text:list>
      <text:p text:style-name="Text_20_body">I wrote this tool in 2001 because it was the tool I wanted for my own use. <text:s/>The implementation is a few thousand lines of python code.</text:p>
      <text:p text:style-name="Text_20_body">While I have a PostScript-capable printer, I don't install a PostScript driver on my computer. <text:s/>This is because I always convert the PostScript output to a PDF file using GSView. <text:s/>Using a PDF viewer, I can then print with whatever is handy (I just use the PCL5 driver on my printer, as that gives me what I need).</text:p>
      <text:h text:style-name="Heading_20_2" text:outline-level="2">Limitations</text:h>
      <text:p text:style-name="Text_20_body">The <text:span text:style-name="Code">g.py</text:span> tool has a number of limitations. <text:s/>To me, the biggest one is that there are no font metrics available because the library is not talking to a PostScript interpreter. <text:s/>This means you can't do things like cuddle text up next to an object or nicely wrap text in a box. <text:s/>While this probably wouldn't be terribly difficult to implement, at the time I wrote the tool I didn't want to spend the effort and create a dependency, so I left it out. <text:s/>I haven't missed it terribly, but it would be nice to have.</text:p>
      <text:p text:style-name="Text_20_body">Because of the previous limitation, the current point is undefined after putting text on the page. <text:s/>However, you can immediately place some more text and it will append after the previously-placed text.</text:p>
      <text:p text:style-name="Text_20_body">There are also some limitations with paths because the library isn't talking to an interpreter. <text:s/>A path is constructed and saved within python's data structures. <text:s/>The whole path will be drawn with the current join and cap types, unlike PostScript, where you can change the join and cap types while creating the path. <text:s/>You also cannot issue a transformation while a path exists.</text:p>
      <text:p text:style-name="Text_20_body">There is no support for transparency. <text:s/>This was a fundamental limitation of PostScript when I wrote the library and still appears to be a limitation of PostScript. <text:s/></text:p>
      <text:p text:style-name="Text_20_body">PostScript also has no ability to perform raster operations with a bitmap and the drawing material already on the page (these are features that are used when doing fancy bitmap stuff). <text:s/></text:p>
      <text:p text:style-name="Text_20_body">Architecturally, I think the program is weak when compared to the design of <text:span text:style-name="Code">piddle/sping</text:span>, some defunct graphics libraries available when I wrote <text:span text:style-name="Code">g.py</text:span>. <text:s/>I liked the design <text:span text:style-name="Code">piddle</text:span> used of having interchangeable back-ends for different types of graphics output. <text:s/>I didn't have enough experience with graphics stuff at the time to do this. </text:p>
      <text:h text:style-name="Heading_20_2" text:outline-level="2"><text:bookmark-start text:name="__RefHeading__36211_499004658"/>Strengths<text:bookmark-end text:name="__RefHeading__36211_499004658"/></text:h>
      <text:p text:style-name="Text_20_body">The library has been essentially unchanged since 2001. <text:s/>If I recall correctly, I developed it with python 2.6.5. <text:s/>It should work indefinitely into the future as long as python's basic semantics and syntax don't change. <text:s/></text:p>
      <text:p text:style-name="Text_20_body">I have used the library to create many hundreds of drawings over the years and it has served my needs well. <text:s/>I've found that virtually all of my use of this library involves using the simple graphical elements: <text:s/>lines, rectangles, circles and placing text on the page. <text:s/>I also use translations and rotations constantly, dilatations (scaling) a bit less, and very rarely any of the fancier features I added.</text:p>
      <text:h text:style-name="Heading_20_2" text:outline-level="2"><text:soft-page-break/>Bugs</text:h>
      <text:p text:style-name="Text_20_body">5 Oct 2011: <text:s/>if I recall correctly, there have only been a few bugs. <text:s/>Somewhere around python 2.2 , something changed (not in the g library though) and the <text:span text:style-name="Code">cd_label.py</text:span> demo needed a hack. <text:s/>Also, a number of years ago something changed in GSview and the generated PostScript that used to work quit working. <text:s/>I found that if I left the calls to <text:span text:style-name="Code">gclose()</text:span> out of my code, things would work again. <text:s/><text:span text:style-name="Important_2c__20_red">However, this disables the warning that counts push/pop calls, so be forewarned</text:span>.</text:p>
      <text:p text:style-name="Text_20_body">Frankly, I also occasionally come across corner cases that are either bugs in ghostscript or bugs in the g library; I'm not sure which (although I think it's more likely they're in the g library). <text:s/>I usually quickly find a workaround and I haven't documented them.</text:p>
      <text:p text:style-name="Text_20_body">I consider stability of the code quite important, so there are a few cases where you'll get an exception or error message. <text:s/><text:span text:style-name="Code">SetPageSize()</text:span> is one such case where you're told it's not implemented yet; I haven't missed the functionality. <text:s/></text:p>
      <text:p text:style-name="Text_20_body">The original <text:span text:style-name="Code">g.py</text:span> library used mixed camel-case names. <text:s/>Thus, for example, <text:span text:style-name="Code">SetOrientation</text:span> was <text:span text:style-name="Code">setOrientation</text:span>. <text:s/>In the decade since I wrote this library, I've come to dislike mixed camel case, so I modified the library to use normal camel case. <text:s/>You can use either form as you wish. </text:p>
      <text:h text:style-name="Heading_20_2" text:outline-level="2">Example code</text:h>
      <text:p text:style-name="Text_20_body">First, let's give a "hello world" type program. <text:s/>This code places "Hello world" on the page and draws a box around it:</text:p>
      <text:p text:style-name="Code">from g import *</text:p>
      <text:p text:style-name="Code"/>
      <text:p text:style-name="Code">output_stream = open("helloworld.ps", "w")</text:p>
      <text:p text:style-name="Code">ginitialize(output_stream)</text:p>
      <text:p text:style-name="Code">setOrientation(portrait, inches)</text:p>
      <text:p text:style-name="Code">move(1, 1)</text:p>
      <text:p text:style-name="Code">rectangle(5, 4)</text:p>
      <text:p text:style-name="Code">move(3, 3)</text:p>
      <text:p text:style-name="Code_20_end">text("Hello, world")</text:p>
      <text:p text:style-name="Text_20_body">To mentally understand how this works, <text:span text:style-name="Code">g.py</text:span> (and PostScript) use a right-handed Cartesian coordinate system with the origin at the lower left corner of the page. <text:s/>The page orientation is portrait, which means the short edge is along the x axis; the default units are in inches. <text:s/>The current drawing point is moved to (1, 1) and a rectangle of width 5 inches and height 4 inches is drawn from this point (this point is the lower left hand corner of the rectangle). <text:s/>The current point is moved to (3, 3) and the text is placed on the screen there. <text:s/>The output will look roughly as follows:</text:p>
      <text:p text:style-name="Text_20_body"><draw:frame draw:style-name="fr1" draw:name="Object1" text:anchor-type="paragraph" svg:x="18.29mm" svg:y="-0.37mm" svg:width="141.01mm" svg:height="79.57mm" draw:z-index="0"><draw:object xlink:href="./Object 1" xlink:type="simple" xlink:show="embed" xlink:actuate="onLoad"/><draw:image xlink:href="./ObjectReplacements/Object 1" xlink:type="simple" xlink:show="embed" xlink:actuate="onLoad"/></draw:frame><text:soft-page-break/>Here's a longer program that illustrates a typical task that I use the <text:span text:style-name="Code">g.py</text:span> library for. <text:s/>It prints a degree scale similar to what you'd see on a protractor. <text:s/>I removed most of the comments to make it a little more terse, but you should still be able to see what's going on.</text:p>
      <text:p text:style-name="Code">from g import *</text:p>
      <text:p text:style-name="Code">wrap_in_PJL = 0</text:p>
      <text:p text:style-name="Code"/>
      <text:p text:style-name="Code">def SetUp(file, orientation=portrait, units=inches):</text:p>
      <text:p text:style-name="Code"><text:s text:c="4"/>ofp = open(file, "w")</text:p>
      <text:p text:style-name="Code"><text:s text:c="4"/>ginitialize(ofp, wrap_in_PJL)</text:p>
      <text:p text:style-name="Code"><text:s text:c="4"/>setOrientation(orientation, units)</text:p>
      <text:p text:style-name="Code"><text:s text:c="4"/>return ofp</text:p>
      <text:p text:style-name="Code"/>
      <text:p text:style-name="Code">def DegreeScale(file):</text:p>
      <text:p text:style-name="Code"><text:s text:c="4"/>s = SetUp(file, portrait, inches)</text:p>
      <text:p text:style-name="Code"><text:s text:c="4"/>lineWidth(.01)</text:p>
      <text:p text:style-name="Code"><text:s text:c="4"/>textSize(.15)</text:p>
      <text:p text:style-name="Code"><text:s/></text:p>
      <text:p text:style-name="Code"><text:s text:c="4"/>translate(4.25, 5.5)</text:p>
      <text:p text:style-name="Code"><text:s text:c="4"/>radius <text:s/>= 3.5</text:p>
      <text:p text:style-name="Code"><text:s/></text:p>
      <text:p text:style-name="Code"><text:s text:c="4"/># Draw circle center crosshairs and axis lines</text:p>
      <text:p text:style-name="Code"><text:s text:c="4"/>delta = .1</text:p>
      <text:p text:style-name="Code"><text:s text:c="4"/>line(-delta, 0, delta, 0)</text:p>
      <text:p text:style-name="Code"><text:s text:c="4"/>line(0, -delta, 0, delta)</text:p>
      <text:p text:style-name="Code"><text:s text:c="4"/>push()</text:p>
      <text:p text:style-name="Code"><text:s text:c="4"/>for i in xrange(4):</text:p>
      <text:p text:style-name="Code"><text:s text:c="8"/>line(2*delta, 0, radius-delta, 0)</text:p>
      <text:p text:style-name="Code"><text:s text:c="8"/>rotate(90)</text:p>
      <text:p text:style-name="Code"><text:s text:c="4"/>pop()</text:p>
      <text:p text:style-name="Code"><text:s/></text:p>
      <text:p text:style-name="Code"><text:s text:c="4"/># Draw tick marks every degree</text:p>
      <text:p text:style-name="Code"><text:s text:c="4"/>delta = 0.05 <text:s/># Tick mark length</text:p>
      <text:p text:style-name="Code"><text:s text:c="4"/>push() <text:s text:c="7"/># Isolation so we can use rotate()</text:p>
      <text:p text:style-name="Code"><text:s text:c="4"/>for i in xrange(360):</text:p>
      <text:p text:style-name="Code"><text:s text:c="8"/>line(radius, 0, radius+delta, 0)</text:p>
      <text:p text:style-name="Code"><text:s text:c="8"/>rotate(1)</text:p>
      <text:p text:style-name="Code"><text:s text:c="4"/>pop() </text:p>
      <text:p text:style-name="Code"><text:s/></text:p>
      <text:p text:style-name="Code"><text:soft-page-break/><text:s text:c="4"/># Draw tick marks every 5 degrees</text:p>
      <text:p text:style-name="Code"><text:s text:c="4"/>push()</text:p>
      <text:p text:style-name="Code"><text:s text:c="4"/>for i in xrange(360/5):</text:p>
      <text:p text:style-name="Code"><text:s text:c="8"/>line(radius, 0, radius+1.5*delta, 0)</text:p>
      <text:p text:style-name="Code"><text:s text:c="8"/>rotate(5)</text:p>
      <text:p text:style-name="Code"><text:s text:c="4"/>pop() </text:p>
      <text:p text:style-name="Code"><text:s/></text:p>
      <text:p text:style-name="Code"><text:s text:c="4"/># Draw tick marks every 10 degrees and add a text label</text:p>
      <text:p text:style-name="Code"><text:s text:c="4"/>push()</text:p>
      <text:p text:style-name="Code"><text:s text:c="4"/>for i in xrange(360/10):</text:p>
      <text:p text:style-name="Code"><text:s text:c="8"/>line(radius, 0, radius+2*delta, 0)</text:p>
      <text:p text:style-name="Code"><text:s text:c="8"/>rmove(delta, -delta)</text:p>
      <text:p text:style-name="Code"><text:s text:c="8"/>text("%d" % (10*i))</text:p>
      <text:p text:style-name="Code"><text:s text:c="8"/>rotate(10)</text:p>
      <text:p text:style-name="Code"><text:s text:c="4"/>pop() </text:p>
      <text:p text:style-name="Code"><text:s text:c="4"/>gclose()</text:p>
      <text:p text:style-name="Code"><text:s text:c="4"/>s.close()</text:p>
      <text:p text:style-name="Code"/>
      <text:p text:style-name="Code_20_end">DegreeScale("out/degree_scale.ps")</text:p>
      <text:h text:style-name="Heading_20_2" text:outline-level="2">History</text:h>
      <text:p text:style-name="Text_20_body">I wrote this library in an intensive two week period around Thanksgiving of 2001 and I was learning PostScript at the same time (a friend at work had loaned me his copy of the PostScript red book). <text:s/>I had been wanting a general-purpose graphical library for e.g. generating custom scales for my shop since the 1970's. <text:s/>I had earlier written a python graphics script that output PCL5 (because I had a LaserJet printer that could process it), but I didn't like PCL5's graphical model and wanted something more capable (and that made vector drawings). <text:s/></text:p>
      <text:p text:style-name="Text_20_body">I was thinking about using PCL6, but decided to first take a look at PostScript, since it was another popular page description language. <text:s/>While PCL6 was very capable, its big disadvantage was that there were no free utilities to display the output on the screen -- unlike PostScript, which had GSView on Windows and similar tools on Linux. <text:s/>As soon as I studied PostScript, it resonated with me because its graphical model was nearly identical to what I had envisioned in the 1980's.</text:p>
      <text:p text:style-name="Text_20_body">I definitely wanted a vector drawing language and there weren't many choices other than PostScript. <text:s/>SVG would have been a good choice, but there were no tools or good documentation available at the time and it was pretty new, so PostScript was the obvious choice.</text:p>
      <text:p text:style-name="Text_20_body">I also examined the <text:span text:style-name="Code">piddle</text:span> library at the time and liked most of what I saw -- I especially liked the fact that you could use different back-ends to render into different formats. <text:s/>But <text:span text:style-name="Code">piddle</text:span> didn't handle transformations (and I didn't feel like writing some wrapper code) and I didn't care for the user interface of the library. <text:s/>It appears <text:span text:style-name="Code">piddle</text:span> has gone defunct and the project that replaced it, <text:span text:style-name="Code">sping</text:span>, has also gone defunct.</text:p>
      <text:p text:style-name="Text_20_body">The original design was an object-oriented design, but my implementation became hard to maintain and I felt that the object usage might be confusing to a new user (this might have also been due to my inexperience with designing and writing object-oriented programs). <text:s/>Thus, I changed the implementation to use a bunch of function calls. <text:s/>From a user's standpoint, there's no strong distinction between using functions or object methods (there's still a whole mess of them and you continually have to look them up in the reference manual). <text:s/>An object design would have been valuable to allow later subclassing for specialized applications, but I haven't really needed that, so the imperative approach has been adequate.</text:p>
      <text:h text:style-name="Heading_20_2" text:outline-level="2"><text:soft-page-break/>My workflow</text:h>
      <text:p text:style-name="Text_20_body">While using <text:span text:style-name="Code">from x import *</text:span> is a poor python programming practice in general, I use it constantly in my scripts that generate something graphical. <text:s/>In practice, I've found no namespace collisions of note with the other modules I use on a regular basis (mostly numpy). <text:s/></text:p>
      <text:p text:style-name="Text_20_body">When I start a new script to generate some graphical output, I include the following function to set up the <text:span text:style-name="Code">g.py</text:span> environment the way I want it:</text:p>
      <text:p text:style-name="Code">def SetUp(file, orientation=landscape, units=inches):</text:p>
      <text:p text:style-name="Code"><text:s text:c="4"/>'''Convenience function to set up the drawing environment and return a</text:p>
      <text:p text:style-name="Code"><text:s text:c="4"/>file object to the output stream.</text:p>
      <text:p text:style-name="Code"><text:s text:c="4"/>'''</text:p>
      <text:p text:style-name="Code"><text:s text:c="4"/>ofp = open(file, "w")</text:p>
      <text:p text:style-name="Code"><text:s text:c="4"/>ginitialize(ofp, wrap_in_PJL=0)</text:p>
      <text:p text:style-name="Code"><text:s text:c="4"/>setOrientation(orientation, units)</text:p>
      <text:p text:style-name="Code_20_end"><text:s text:c="4"/>return ofp</text:p>
      <text:p text:style-name="Text_20_body">I call this <text:span text:style-name="Code">SetUp</text:span> function, then start writing graphical code immediately. <text:s/>Since I work in two bash shell windows on my screen, one has the script open in my editor and the other is used to run the script with a one-letter command. <text:s/>I name the output file something ending in <text:span text:style-name="Code">.ps</text:span> to indicate a PostScript file. <text:s/>On Windows, I launch this PostScript file with its default program, which is GSView. <text:s/>I have GSView set up to automatically refresh its drawing when the PostScript file changes, so all I have to do is edit the script, move to the other window and run the one-letter command, then move the mouse to the GSView window and I'll see the updated drawing. <text:s/>Since modern PCs are so fast, this all happens essentially instantaneously unless the drawing is complicated. <text:s/>On Linux, I convert it to a PDF with <text:span text:style-name="Code">ps2pdf</text:span> and view it with the default PDF client.</text:p>
      <text:p text:style-name="Text_20_body">This gives me a very quick code-test-fix cycle. <text:s/>Even though the <text:span text:style-name="Code">g.py</text:span> library (and PostScript) are fairly low-level tools, I usually get where I want to go fairly quickly.</text:p>
      <text:h text:style-name="Heading_20_1" text:outline-level="1">What you need to use it</text:h>
      <text:p text:style-name="Text_20_body">The only required tool is a python installation; I would imagine that the <text:span text:style-name="Code">g.py</text:span> module should work with any late-model python 3 version. <text:s/>I've used it quite a bit with python 3.7, which I've stuck with for a number of years.</text:p>
      <text:p text:style-name="Text_20_body">You can get python from <text:a xlink:type="simple" xlink:href="http://www.python.org/" text:style-name="Internet_20_link" text:visited-style-name="Visited_20_Internet_20_Link">http://www.python.org</text:a>.</text:p>
      <text:p text:style-name="Text_20_body"><text:span text:style-name="Important_2c__20_blue">Python Imaging Library</text:span>: <text:s/>If you want to use the <text:span text:style-name="Code">picture</text:span> command, which puts a bitmap on the page, then you must have the Python Imaging Library (<text:a xlink:type="simple" xlink:href="http://www.pythonware.com/products/pil/" text:style-name="Internet_20_link" text:visited-style-name="Visited_20_Internet_20_Link">PIL</text:a>) installed. <text:s/>PIL isn't available on python 3, but if you need to use it, you may want to search out a library called <text:span text:style-name="Code">pillow</text:span> (a fork of PIL) and see if that can work for you (I haven't tried it). <text:s/>The PIL versions for python 2.6 and 2.7 work with the <text:span text:style-name="Code">g.py</text:span> script.</text:p>
      <text:h text:style-name="Heading_20_1" text:outline-level="1">Demo files</text:h>
      <text:p text:style-name="Text_20_body">A number of demonstration files are included in the <text:span text:style-name="Code">demo</text:span> directory:</text:p>
      <table:table table:name="Table7" table:style-name="Table7">
        <table:table-column table:style-name="Table7.A"/>
        <table:table-column table:style-name="Table7.B"/>
        <table:table-row table:style-name="Table7.1">
          <table:table-cell table:style-name="Table7.A1" office:value-type="string">
            <text:p text:style-name="Table_20_Contents"><text:span text:style-name="Code">4x6_card.py</text:span></text:p>
          </table:table-cell>
          <table:table-cell table:style-name="Table7.A1" office:value-type="string">
            <text:p text:style-name="Table_20_Contents">Prints a graph-paper pattern on a 4x6 index card (I make these for sketching things in my shop).</text:p>
          </table:table-cell>
        </table:table-row>
        <table:table-row table:style-name="Table7.1">
          <table:table-cell table:style-name="Table7.A1" office:value-type="string">
            <text:p text:style-name="Table_20_Contents"><text:span text:style-name="Code">bus_card_angle_measure.py</text:span></text:p>
          </table:table-cell>
          <table:table-cell table:style-name="Table7.A1" office:value-type="string">
            <text:p text:style-name="Table_20_Contents">Makes a card you can print to help estimate distances to things. <text:s/>Read the associated PDF file.</text:p>
          </table:table-cell>
        </table:table-row>
        <table:table-row table:style-name="Table7.1">
          <table:table-cell table:style-name="Table7.A1" office:value-type="string">
            <text:p text:style-name="Table_20_Contents"><text:span text:style-name="Code">cal_plain.py</text:span></text:p>
            <text:p text:style-name="Table_20_Contents"><text:span text:style-name="Code">calendar.py</text:span></text:p>
          </table:table-cell>
          <table:table-cell table:style-name="Table7.A1" office:value-type="string">
            <text:p text:style-name="Table_20_Contents">Calendars</text:p>
          </table:table-cell>
        </table:table-row>
        <table:table-row table:style-name="Table7.1">
          <table:table-cell table:style-name="Table7.A1" office:value-type="string">
            <text:p text:style-name="Table_20_Contents"><text:span text:style-name="Code">cd_label.py</text:span></text:p>
          </table:table-cell>
          <table:table-cell table:style-name="Table7.A1" office:value-type="string">
            <text:p text:style-name="Table_20_Contents">Prints text and an image on a CD label. <text:s/>Requires the Python Imaging Library to print the image.</text:p>
          </table:table-cell>
        </table:table-row>
        <text:soft-page-break/>
        <table:table-row table:style-name="Table7.1">
          <table:table-cell table:style-name="Table7.A1" office:value-type="string">
            <text:p text:style-name="Table_20_Contents"><text:span text:style-name="Code">center_contrast.py</text:span></text:p>
          </table:table-cell>
          <table:table-cell table:style-name="Table7.A1" office:value-type="string">
            <text:p text:style-name="Table_20_Contents">Display the two images side-by-side; the center color is the same in both cases.</text:p>
          </table:table-cell>
        </table:table-row>
        <table:table-row table:style-name="Table7.1">
          <table:table-cell table:style-name="Table7.A1" office:value-type="string">
            <text:p text:style-name="Table_20_Contents"><text:span text:style-name="Code">color_tables.py</text:span></text:p>
          </table:table-cell>
          <table:table-cell table:style-name="Table7.A1" office:value-type="string">
            <text:p text:style-name="Table_20_Contents">Prints some tables for looking up a color name.</text:p>
          </table:table-cell>
        </table:table-row>
        <table:table-row table:style-name="Table7.1">
          <table:table-cell table:style-name="Table7.A1" office:value-type="string">
            <text:p text:style-name="Table_20_Contents"><text:span text:style-name="Code">colored_boxes.py</text:span></text:p>
          </table:table-cell>
          <table:table-cell table:style-name="Table7.A1" office:value-type="string">
            <text:p text:style-name="Table_20_Contents">Randomly-colored boxes.</text:p>
          </table:table-cell>
        </table:table-row>
        <table:table-row table:style-name="Table7.1">
          <table:table-cell table:style-name="Table7.A1" office:value-type="string">
            <text:p text:style-name="Table_20_Contents"><text:span text:style-name="Code">degree_scale.py</text:span></text:p>
          </table:table-cell>
          <table:table-cell table:style-name="Table7.A1" office:value-type="string">
            <text:p text:style-name="Table_20_Contents">Prints a degree scale similar to a compass rose.</text:p>
          </table:table-cell>
        </table:table-row>
        <table:table-row table:style-name="Table7.1">
          <table:table-cell table:style-name="Table7.A1" office:value-type="string">
            <text:p text:style-name="Table_20_Contents"><text:span text:style-name="Code">ellipses.py</text:span></text:p>
          </table:table-cell>
          <table:table-cell table:style-name="Table7.A1" office:value-type="string">
            <text:p text:style-name="Table_20_Contents">Some randomly located, colored, and sized ellipses.</text:p>
          </table:table-cell>
        </table:table-row>
        <table:table-row table:style-name="Table7.1">
          <table:table-cell table:style-name="Table7.A1" office:value-type="string">
            <text:p text:style-name="Table_20_Contents"><text:span text:style-name="Code">eng_grid.py</text:span></text:p>
          </table:table-cell>
          <table:table-cell table:style-name="Table7.A1" office:value-type="string">
            <text:p text:style-name="Table_20_Contents">Various engineering grids that can be printed on a printer. <text:s/>Scaled in inches to letter-size paper, so metric/A4 folks will have to hack on it a bit to get what they want.</text:p>
          </table:table-cell>
        </table:table-row>
        <table:table-row table:style-name="Table7.1">
          <table:table-cell table:style-name="Table7.A1" office:value-type="string">
            <text:p text:style-name="Table_20_Contents"><text:span text:style-name="Code">fill_eofill.py</text:span></text:p>
          </table:table-cell>
          <table:table-cell table:style-name="Table7.A1" office:value-type="string">
            <text:p text:style-name="Table_20_Contents">Shows the difference between the two filling algorithms used in the program.</text:p>
          </table:table-cell>
        </table:table-row>
        <table:table-row table:style-name="Table7.1">
          <table:table-cell table:style-name="Table7.A1" office:value-type="string">
            <text:p text:style-name="Table_20_Contents"><text:span text:style-name="Code">filled_path.py</text:span></text:p>
          </table:table-cell>
          <table:table-cell table:style-name="Table7.A1" office:value-type="string">
            <text:p text:style-name="Table_20_Contents">Demonstrates some filled paths.</text:p>
          </table:table-cell>
        </table:table-row>
        <table:table-row table:style-name="Table7.1">
          <table:table-cell table:style-name="Table7.A1" office:value-type="string">
            <text:p text:style-name="Table_20_Contents"><text:span text:style-name="Code">font_gallery.py</text:span></text:p>
          </table:table-cell>
          <table:table-cell table:style-name="Table7.A1" office:value-type="string">
            <text:p text:style-name="Table_20_Contents">Shows fonts available for my default printer (a LaserJet 4050).</text:p>
          </table:table-cell>
        </table:table-row>
        <table:table-row table:style-name="Table7.1">
          <table:table-cell table:style-name="Table7.A1" office:value-type="string">
            <text:p text:style-name="Table_20_Contents"><text:span text:style-name="Code">gradient_fill.py</text:span></text:p>
          </table:table-cell>
          <table:table-cell table:style-name="Table7.A1" office:value-type="string">
            <text:p text:style-name="Table_20_Contents">Demonstrates some gradient fills -- they're coarse enough to let you see the algorithm.</text:p>
          </table:table-cell>
        </table:table-row>
        <table:table-row table:style-name="Table7.1">
          <table:table-cell table:style-name="Table7.A1" office:value-type="string">
            <text:p text:style-name="Table_20_Contents"><text:span text:style-name="Code">grid.py</text:span></text:p>
          </table:table-cell>
          <table:table-cell table:style-name="Table7.A1" office:value-type="string">
            <text:p text:style-name="Table_20_Contents">An 8x10 inch grid on letter-size paper.</text:p>
          </table:table-cell>
        </table:table-row>
        <table:table-row table:style-name="Table7.1">
          <table:table-cell table:style-name="Table7.A1" office:value-type="string">
            <text:p text:style-name="Table_20_Contents"><text:span text:style-name="Code">helloworld.py</text:span></text:p>
          </table:table-cell>
          <table:table-cell table:style-name="Table7.A1" office:value-type="string">
            <text:p text:style-name="Table_20_Contents">Probably the first demo script you should run to make sure things are working properly.</text:p>
          </table:table-cell>
        </table:table-row>
        <table:table-row table:style-name="Table7.1">
          <table:table-cell table:style-name="Table7.A1" office:value-type="string">
            <text:p text:style-name="Table_20_Contents"><text:span text:style-name="Code">hsv_boxes.py</text:span></text:p>
          </table:table-cell>
          <table:table-cell table:style-name="Table7.A1" office:value-type="string">
            <text:p text:style-name="Table_20_Contents">Hue-saturation-value boxes.</text:p>
          </table:table-cell>
        </table:table-row>
        <table:table-row table:style-name="Table7.1">
          <table:table-cell table:style-name="Table7.A1" office:value-type="string">
            <text:p text:style-name="Table_20_Contents"><text:span text:style-name="Code">illusion.py</text:span></text:p>
          </table:table-cell>
          <table:table-cell table:style-name="Table7.A1" office:value-type="string">
            <text:p text:style-name="Table_20_Contents">An optical illusion.</text:p>
          </table:table-cell>
        </table:table-row>
        <table:table-row table:style-name="Table7.1">
          <table:table-cell table:style-name="Table7.A1" office:value-type="string">
            <text:p text:style-name="Table_20_Contents"><text:span text:style-name="Code">number_spiral.py</text:span></text:p>
          </table:table-cell>
          <table:table-cell table:style-name="Table7.A1" office:value-type="string">
            <text:p text:style-name="Table_20_Contents">Integers plotted on an Archimedean spiral; the primes are highlighted.</text:p>
          </table:table-cell>
        </table:table-row>
        <table:table-row table:style-name="Table7.1">
          <table:table-cell table:style-name="Table7.A1" office:value-type="string">
            <text:p text:style-name="Table_20_Contents"><text:span text:style-name="Code">paper_scale.py</text:span></text:p>
          </table:table-cell>
          <table:table-cell table:style-name="Table7.A1" office:value-type="string">
            <text:p text:style-name="Table_20_Contents">A scale I once made to measure the physical margins of my laser printer.</text:p>
          </table:table-cell>
        </table:table-row>
        <table:table-row table:style-name="Table7.1">
          <table:table-cell table:style-name="Table7.A1" office:value-type="string">
            <text:p text:style-name="Table_20_Contents"><text:span text:style-name="Code">piddle_demo.py</text:span></text:p>
          </table:table-cell>
          <table:table-cell table:style-name="Table7.A1" office:value-type="string">
            <text:p text:style-name="Table_20_Contents">Duplicates the demo included with the <text:span text:style-name="Code">piddle</text:span> package, a defunct python graphics library.</text:p>
          </table:table-cell>
        </table:table-row>
        <table:table-row table:style-name="Table7.1">
          <table:table-cell table:style-name="Table7.A1" office:value-type="string">
            <text:p text:style-name="Table_20_Contents"><text:span text:style-name="Code">radial_text.py</text:span></text:p>
          </table:table-cell>
          <table:table-cell table:style-name="Table7.A1" office:value-type="string">
            <text:p text:style-name="Table_20_Contents">Text printed in various radial directions.</text:p>
          </table:table-cell>
        </table:table-row>
        <table:table-row table:style-name="Table7.1">
          <table:table-cell table:style-name="Table7.A1" office:value-type="string">
            <text:p text:style-name="Table_20_Contents"><text:span text:style-name="Code">resolution_target.py</text:span></text:p>
          </table:table-cell>
          <table:table-cell table:style-name="Table7.A1" office:value-type="string">
            <text:p text:style-name="Table_20_Contents">Duplicates a 1951 USAF-type of resolution target.</text:p>
          </table:table-cell>
        </table:table-row>
        <table:table-row table:style-name="Table7.1">
          <table:table-cell table:style-name="Table7.A1" office:value-type="string">
            <text:p text:style-name="Table_20_Contents"><text:span text:style-name="Code">rounded_rect.py</text:span></text:p>
          </table:table-cell>
          <table:table-cell table:style-name="Table7.A1" office:value-type="string">
            <text:p text:style-name="Table_20_Contents">Shows rounded rectangles.</text:p>
          </table:table-cell>
        </table:table-row>
        <table:table-row table:style-name="Table7.1">
          <table:table-cell table:style-name="Table7.A1" office:value-type="string">
            <text:p text:style-name="Table_20_Contents"><text:span text:style-name="Code">symbols.py</text:span></text:p>
          </table:table-cell>
          <table:table-cell table:style-name="Table7.A1" office:value-type="string">
            <text:p text:style-name="Table_20_Contents">Characters available in the symbol font on my printer.</text:p>
          </table:table-cell>
        </table:table-row>
        <table:table-row table:style-name="Table7.1">
          <table:table-cell table:style-name="Table7.A1" office:value-type="string">
            <text:p text:style-name="Table_20_Contents"><text:span text:style-name="Code">target_bb.py</text:span></text:p>
          </table:table-cell>
          <table:table-cell table:style-name="Table7.A1" office:value-type="string">
            <text:p text:style-name="Table_20_Contents">Targets for BB guns.</text:p>
          </table:table-cell>
        </table:table-row>
        <table:table-row table:style-name="Table7.1">
          <table:table-cell table:style-name="Table7.A1" office:value-type="string">
            <text:p text:style-name="Table_20_Contents"><text:span text:style-name="Code">target_rifle.py</text:span></text:p>
          </table:table-cell>
          <table:table-cell table:style-name="Table7.A1" office:value-type="string">
            <text:p text:style-name="Table_20_Contents">Targets for rifles.</text:p>
          </table:table-cell>
        </table:table-row>
        <table:table-row table:style-name="Table7.1">
          <table:table-cell table:style-name="Table7.A1" office:value-type="string">
            <text:p text:style-name="Table_20_Contents"><text:span text:style-name="Code">text_path.py</text:span></text:p>
          </table:table-cell>
          <table:table-cell table:style-name="Table7.A1" office:value-type="string">
            <text:p text:style-name="Table_20_Contents">Examples of printing text along paths.</text:p>
          </table:table-cell>
        </table:table-row>
        <table:table-row table:style-name="Table7.1">
          <table:table-cell table:style-name="Table7.A1" office:value-type="string">
            <text:p text:style-name="Table_20_Contents"><text:span text:style-name="Code">white.py</text:span></text:p>
          </table:table-cell>
          <table:table-cell table:style-name="Table7.A1" office:value-type="string">
            <text:p text:style-name="Table_20_Contents">Another optical illusion.</text:p>
          </table:table-cell>
        </table:table-row>
      </table:table>
      <text:h text:style-name="Heading_20_1" text:outline-level="1"><text:bookmark text:name="_Toc98226035"/>Graphics model</text:h>
      <text:p text:style-name="Text_20_body">The graphics model is essentially that of PostScript. <text:s/>The origin of the page is in the lower left corner and the coordinate system is a right-hand Cartesian system. <text:s/>The default length unit is the point (as it is in PostScript). <text:s/>I use <text:span text:style-name="Code">g.Setup()</text:span> and use inches or mm as the default units.</text:p>
      <text:p text:style-name="Text_20_body">The ability to transform the coordinate system with translations, rotations, and dilatations give lots of power. <text:s/>This is combined with the <text:span text:style-name="Code">g.py</text:span>'s commands of <text:span text:style-name="Code">push()</text:span> and <text:span text:style-name="Code">pop()</text:span>, which save the graphics state on a stack and allow you to make changes which don't affect the previous pushed state. <text:s/></text:p>
      <text:p text:style-name="Text_20_body"><text:span text:style-name="Important_2c__20_red">All references to angles in this library are measured in degrees</text:span>. <text:s/>This was somewhat of a daring <text:soft-page-break/>design decision when I did it because I'm so used to programming trig functions in radians, but it has stood the test of time.</text:p>
      <text:h text:style-name="Heading_20_2" text:outline-level="2"><text:bookmark text:name="_Toc98226037"/>Components of the graphics state</text:h>
      <text:p text:style-name="Text_20_body">When you are using the <text:span text:style-name="Code">g.py</text:span> module, you'll want to keep a mental picture of the things that make up the current graphics state. <text:s/>The attributes of the graphics state are:</text:p>
      <text:list xml:id="list2739350675978579008" text:style-name="Numbered">
        <text:list-item text:start-value="1">
          <text:p text:style-name="P5">Paper size selected</text:p>
        </text:list-item>
        <text:list-item>
          <text:p text:style-name="P5">Orientation</text:p>
        </text:list-item>
        <text:list-item>
          <text:p text:style-name="P5">Units mapped onto the paper</text:p>
        </text:list-item>
        <text:list-item>
          <text:p text:style-name="P5">Line width</text:p>
        </text:list-item>
        <text:list-item>
          <text:p text:style-name="P5">Line color</text:p>
        </text:list-item>
        <text:list-item>
          <text:p text:style-name="P5">Line type (solid or dashed)</text:p>
        </text:list-item>
        <text:list-item>
          <text:p text:style-name="P5">Line cap type</text:p>
        </text:list-item>
        <text:list-item>
          <text:p text:style-name="P5">Line join type</text:p>
        </text:list-item>
        <text:list-item>
          <text:p text:style-name="P5">Line drawing on or off</text:p>
        </text:list-item>
        <text:list-item>
          <text:p text:style-name="P5">Fill type (solid, line fill, or gradient fill)</text:p>
        </text:list-item>
        <text:list-item>
          <text:p text:style-name="P5">Fill color</text:p>
        </text:list-item>
        <text:list-item>
          <text:p text:style-name="P5">Gradient fill second color</text:p>
        </text:list-item>
        <text:list-item>
          <text:p text:style-name="P5">Fill line type (solid or dashed)</text:p>
        </text:list-item>
        <text:list-item>
          <text:p text:style-name="P5">Filling on or off</text:p>
        </text:list-item>
        <text:list-item>
          <text:p text:style-name="P5">Line fill angle</text:p>
        </text:list-item>
        <text:list-item>
          <text:p text:style-name="P5">Line fill separation</text:p>
        </text:list-item>
        <text:list-item>
          <text:p text:style-name="P5">Line fill phase</text:p>
        </text:list-item>
        <text:list-item>
          <text:p text:style-name="P5">Text typeface</text:p>
        </text:list-item>
        <text:list-item>
          <text:p text:style-name="P5">Text size</text:p>
        </text:list-item>
        <text:list-item>
          <text:p text:style-name="P5">Text color</text:p>
        </text:list-item>
        <text:list-item>
          <text:p text:style-name="P5">Coordinate transformation matrix</text:p>
        </text:list-item>
        <text:list-item>
          <text:p text:style-name="P5">Current path</text:p>
        </text:list-item>
        <text:list-item>
          <text:p text:style-name="P5">Current clipping path</text:p>
        </text:list-item>
        <text:list-item>
          <text:p text:style-name="P5">Current point</text:p>
        </text:list-item>
      </text:list>
      <text:p text:style-name="Text_20_body"/>
      <text:p text:style-name="Text_20_body">There may be other attributes in the graphics state dictionary, but these are for the internal use of the module.</text:p>
      <text:h text:style-name="Heading_20_2" text:outline-level="2">The modules</text:h>
      <text:p text:style-name="Text_20_body">The <text:span text:style-name="Code">g.py</text:span> module contains the library functions that the user calls. <text:s/>The <text:span text:style-name="Code">go.py</text:span> file contains support code for the <text:span text:style-name="Code">g.py</text:span> file. <text:s/></text:p>
      <text:p text:style-name="Text_20_body">The <text:span text:style-name="Code">gco.py</text:span> file contains constants that maps names to integers. <text:s/>You can read through this file to see what things are supported, like paper sizes, dimensional units, font names, color names, etc.</text:p>
      <text:p text:style-name="Text_20_body">Run <text:span text:style-name="Code">gco.py</text:span> as a script and it will write a file <text:span text:style-name="Code">gco.constants</text:span> showing the number values of the variables like <text:span text:style-name="Code">inches</text:span> or <text:span text:style-name="Code">mm</text:span>. <text:s/>You can also search for matching regular expressions for the names.</text:p>
      <text:h text:style-name="Heading_20_1" text:outline-level="1"><text:bookmark text:name="_Toc98226038"/>Initialization and changing the graphics state</text:h>
      <text:h text:style-name="Heading_20_2" text:outline-level="2"><text:bookmark text:name="_Toc98226039"/>ginitialize(stream=sys.stdout, wrap_in_PJL=0)</text:h>
      <text:p text:style-name="Text_20_body">Used to initialize the <text:span text:style-name="Code">g.py</text:span> module. <text:s/>If <text:span text:style-name="Code">wrap_in_PJL</text:span> is true, the output will be wrapped so as to be a well-defined PJL job for submission to an HP LaserJet printer. <text:s/><text:span text:style-name="Code">stream </text:span>is the stream where the PostScript commands will be sent. <text:s/>The user is responsible for opening and closing this stream.</text:p>
      <text:h text:style-name="Heading_20_2" text:outline-level="2"><text:bookmark text:name="_Toc98226040"/><text:soft-page-break/>SetOrientation(orientation, units=inches)</text:h>
      <text:p text:style-name="Text_20_body">Sets one of four orientations of paper: <text:s/><text:span text:style-name="Code">landscape, portrait, seascape</text:span>, or <text:span text:style-name="Code">inverse_portrait</text:span>. <text:s/>If you look at a piece of letter or A4 paper in the conventional way (long edge vertical), that's called portrait mode. <text:s/>If you rotate that page 90 degrees counterclockwise about an axis normal to the page, you'll be looking at the page in <text:span text:style-name="Code">landscape</text:span> orientation. <text:s/><text:span text:style-name="T1">This assumes that the origin of the (right-handed) Cartesian coordinate system mapped onto the paper is always in the lower left corner of the page with the X axis increasing to the right and the Y axis increasing upwards.</text:span> <text:s/>Another 90 degree counterclockwise rotation results in <text:span text:style-name="Code">inverse_portrait</text:span> mode. <text:s/>One more 90 degree counterclockwise rotation puts the page into <text:span text:style-name="Code">seascape</text:span> mode. <text:s/>In all four cases, the coordinate system is the conventional right-handed Cartesian coordinate system and the origin is always at the bottom left-hand corner of the page.</text:p>
      <text:p text:style-name="Text_20_body">The <text:span text:style-name="Code">units</text:span> parameter defines the drawing units that will be mapped to the page. <text:s/>Typical choices are <text:span text:style-name="Code">inches</text:span>, <text:span text:style-name="Code">mm</text:span>, <text:span text:style-name="Code">points</text:span>, and <text:span text:style-name="Code">cm</text:span>.</text:p>
      <text:p text:style-name="Text_20_body">If you wish the coordinate system to be correctly placed on the paper, you <text:span text:style-name="T3">must</text:span> call the <text:span text:style-name="Code">SetPageSize()</text:span> function before calling <text:span text:style-name="Code">SetOrientation()</text:span> if you are using a page size that is not the default.</text:p>
      <text:p text:style-name="Text_20_body">Defaults: <text:s/><text:span text:style-name="Code">portrait</text:span>, <text:span text:style-name="Code">inches</text:span></text:p>
      <text:h text:style-name="Heading_20_2" text:outline-level="2"><text:bookmark text:name="_Toc98226041"/>SetPageSize(size)</text:h>
      <text:p text:style-name="Text_20_body"><text:span text:style-name="Code">size</text:span> is an integer defined as a constant. <text:s/>It determines the paper size as defined in the <text:span text:style-name="Code">paper_size</text:span> dictionary. <text:s/>It contains common values such as <text:span text:style-name="Code">pa</text:span><text:span text:style-name="Code">p</text:span><text:span text:style-name="Code">e</text:span><text:span text:style-name="Code">r</text:span><text:span text:style-name="Code">_letter, pa</text:span><text:span text:style-name="Code">p</text:span><text:span text:style-name="Code">e</text:span><text:span text:style-name="Code">r</text:span><text:span text:style-name="Code">_legal</text:span>, etc. <text:s/>You can edit the <text:span text:style-name="Code">g.py</text:span> file to add custom sizes to the <text:span text:style-name="Code">paper_size</text:span> dictionary. <text:s/>This command has no effect on the graphics state except for how it influences the <text:span text:style-name="Code">SetOrientation()</text:span> function to locate the origin of the coordinate system.</text:p>
      <text:p text:style-name="Text_20_body">Default: <text:s/><text:span text:style-name="Code">pa</text:span><text:span text:style-name="Code">p</text:span><text:span text:style-name="Code">e</text:span><text:span text:style-name="Code">r</text:span><text:span text:style-name="Code">_letter</text:span></text:p>
      <text:h text:style-name="Heading_20_2" text:outline-level="2"><text:bookmark text:name="_Toc98226042"/>NewPage()</text:h>
      <text:p text:style-name="Text_20_body">Causes a page ejection command to be sent to the printer. <text:s/>The page following will be set to the current defaults. <text:s/>Example: <text:s/>if you set the first page to landscape orientation in inches and never change the orientation or units, all subsequent pages will be set to landscape orientation in inches with the origin at the lower left corner of the page after a <text:span text:style-name="Code">NewPage</text:span> command.</text:p>
      <text:h text:style-name="Heading_20_2" text:outline-level="2"><text:bookmark text:name="_Toc98226043"/>SetGS(new_gs)</text:h>
      <text:p text:style-name="Text_20_body">Return to a saved graphics state by passing in a graphics state dictionary that was previously gotten from a call to <text:span text:style-name="Code">GetGS()</text:span>. <text:s/>You can change the values in the dictionary if you wish, but realize there is no parameter checking on the values, since that is normally done by the accessor functions provided by the <text:span text:style-name="Code">g.py</text:span> module.</text:p>
      <text:h text:style-name="Heading_20_2" text:outline-level="2"><text:bookmark text:name="_Toc98226044"/>GetGS()</text:h>
      <text:p text:style-name="Text_20_body">Returns a dictionary representing the current graphics state. <text:s/>You can store it away and return to the saved state at any time by calling <text:span text:style-name="Code">SetGS()</text:span> with the saved state. <text:s/>You can accomplish a similar thing by using the <text:span text:style-name="Code">push()</text:span> and <text:span text:style-name="Code">pop()</text:span> functions.</text:p>
      <text:h text:style-name="Heading_20_2" text:outline-level="2"><text:bookmark text:name="_Toc98226045"/>reset()</text:h>
      <text:p text:style-name="Text_20_body">Emits the necessary PostScript to set the PostScript interpreter to the graphics state defined by the <text:span text:style-name="Code">g.py</text:span> module's graphics state. <text:s/>You might use this function, for example, after you had made a call to <text:span text:style-name="Code">inline()</text:span> to send some custom PostScript to the drawing device. <text:s/>Executing the <text:span text:style-name="Code">reset()</text:span> function would ensure the PostScript graphics state was consistent with the <text:span text:style-name="Code">g.py</text:span> module's graphics <text:soft-page-break/>state..</text:p>
      <text:h text:style-name="Heading_20_2" text:outline-level="2"><text:bookmark text:name="_Toc98226046"/>move(x, y)</text:h>
      <text:p text:style-name="Text_20_body">Moves the current point to the point <text:span text:style-name="Code">(x, y)</text:span>. <text:s/>Any floating point numbers are allowed.</text:p>
      <text:h text:style-name="Heading_20_2" text:outline-level="2"><text:bookmark text:name="_Toc98226047"/>rmove(x, y)</text:h>
      <text:p text:style-name="Text_20_body">Moves a relative horizontal distance <text:span text:style-name="Code">X</text:span> and a relative vertical distance <text:span text:style-name="Code">Y</text:span> from the current point. <text:s/>Any floating point numbers are allowed.</text:p>
      <text:h text:style-name="Heading_20_2" text:outline-level="2"><text:bookmark text:name="_Toc98226048"/>push()</text:h>
      <text:p text:style-name="Text_20_body">Saves the current graphics state by pushing it on an internal stack. <text:s/>You can return to the pushed state by executing the <text:span text:style-name="Code">pop()</text:span> command. <text:s/>After executing the <text:span text:style-name="Code">push()</text:span> command, no commands can affect the previously-saved graphics states. <text:s/>This allows you to embed whole drawings inside of another drawing. <text:s/>For example, a page drawing routine could <text:span text:style-name="Code">push()</text:span> its state, then call a subroutine to draw a logo on the page; the logo could be scaled to half its normal size, then drawn. <text:s/>When the code drawing the logo was finished, the calling context would execute <text:span text:style-name="Code">pop()</text:span> and it would be in the state immediately before the call to <text:span text:style-name="Code">push()</text:span>.</text:p>
      <text:p text:style-name="Text_20_body">The <text:span text:style-name="Code">g.py</text:span> module will issue a warning to stderr when <text:span text:style-name="Code">gclose()</text:span> is called if the number of calls to <text:span text:style-name="Code">pop() </text:span>doesn't match the number of calls to <text:span text:style-name="Code">push()</text:span>. <text:s/>This is intended to alert you that your code might be missing a <text:span text:style-name="Code">pop()</text:span> call.</text:p>
      <text:h text:style-name="Heading_20_2" text:outline-level="2"><text:bookmark text:name="_Toc98226049"/>pop()</text:h>
      <text:p text:style-name="Text_20_body">Restores a previously saved graphics state from the internal stack (saved by the <text:span text:style-name="Code">push()</text:span> command). <text:s/></text:p>
      <text:h text:style-name="Heading_20_1" text:outline-level="1"><text:bookmark text:name="_Toc98226050"/>Line characteristics</text:h>
      <text:h text:style-name="Heading_20_2" text:outline-level="2"><text:bookmark text:name="_Toc98226051"/>LineCap(cap)</text:h>
      <text:p text:style-name="Text_20_body">Determines the type of ending on a line. <text:s/>The allowed values are</text:p>
      <table:table table:name="Table1" table:style-name="Table1">
        <table:table-column table:style-name="Table1.A"/>
        <table:table-column table:style-name="Table1.B"/>
        <table:table-row>
          <table:table-cell table:style-name="Table1.A1" office:value-type="string">
            <text:p text:style-name="Table_20_Contents"><text:span text:style-name="Code">cap_butt</text:span></text:p>
          </table:table-cell>
          <table:table-cell table:style-name="Table1.A1" office:value-type="string">
            <text:p text:style-name="Table_20_Contents">The line is squared off at the end of the line.</text:p>
          </table:table-cell>
        </table:table-row>
        <table:table-row>
          <table:table-cell table:style-name="Table1.A1" office:value-type="string">
            <text:p text:style-name="Table_20_Contents"><text:span text:style-name="Code">cap_round</text:span></text:p>
          </table:table-cell>
          <table:table-cell table:style-name="Table1.A1" office:value-type="string">
            <text:p text:style-name="Table_20_Contents">The end of the line is a semicircular arc with the diameter equal to the line width.</text:p>
          </table:table-cell>
        </table:table-row>
        <table:table-row>
          <table:table-cell table:style-name="Table1.A1" office:value-type="string">
            <text:p text:style-name="Table_20_Contents"><text:span text:style-name="Code">cap_projecting</text:span></text:p>
          </table:table-cell>
          <table:table-cell table:style-name="Table1.A1" office:value-type="string">
            <text:p text:style-name="Table_20_Contents">The line is squared off at the end of the line, but it extends a half linewidth past the line's endpoint.</text:p>
          </table:table-cell>
        </table:table-row>
      </table:table>
      <text:h text:style-name="Heading_20_2" text:outline-level="2"><text:bookmark text:name="_Toc98226052"/>LineColor(color)</text:h>
      <text:p text:style-name="Text_20_body">Sets the color that lines and borders will be drawn with. <text:s/>Remains in effect until another <text:span text:style-name="Code">LineColor()</text:span> call is made or <text:span text:style-name="Code">SetColor()</text:span> is called. <text:s/>The <text:span text:style-name="Code">color</text:span> parameter is a tuple of three numbers between 0 and 1 (the RGB values). <text:s/>Numerous constants are given to allow setting the colors by name rather than by having to use the RGB values.</text:p>
      <text:p text:style-name="Text_20_body">Default: <text:span text:style-name="Code">black</text:span></text:p>
      <text:h text:style-name="Heading_20_2" text:outline-level="2"><text:bookmark text:name="_Toc98226053"/>LineJoin(join)</text:h>
      <text:p text:style-name="Text_20_body">Determines how lines join when they meet at a common point (only applicable to paths). <text:s/>The allowed values are:</text:p>
      <table:table table:name="Table2" table:style-name="Table2">
        <table:table-column table:style-name="Table2.A"/>
        <table:table-column table:style-name="Table2.B"/>
        <text:soft-page-break/>
        <table:table-row>
          <table:table-cell table:style-name="Table2.A1" office:value-type="string">
            <text:p text:style-name="Table_20_Contents"><text:span text:style-name="Code">join_miter</text:span></text:p>
          </table:table-cell>
          <table:table-cell table:style-name="Table2.A1" office:value-type="string">
            <text:p text:style-name="Table_20_Contents">The lines are mitered together, resulting in a sharp point.</text:p>
          </table:table-cell>
        </table:table-row>
        <table:table-row>
          <table:table-cell table:style-name="Table2.A1" office:value-type="string">
            <text:p text:style-name="Table_20_Contents"><text:span text:style-name="Code">join_round</text:span></text:p>
          </table:table-cell>
          <table:table-cell table:style-name="Table2.A1" office:value-type="string">
            <text:p text:style-name="Table_20_Contents">The lines meet with a rounded corner.</text:p>
          </table:table-cell>
        </table:table-row>
        <table:table-row>
          <table:table-cell table:style-name="Table2.A1" office:value-type="string">
            <text:p text:style-name="Table_20_Contents"><text:span text:style-name="Code">join_bevel</text:span></text:p>
          </table:table-cell>
          <table:table-cell table:style-name="Table2.A1" office:value-type="string">
            <text:p text:style-name="Table_20_Contents">The lines are joined as with a miter, then the miter is beveled off.</text:p>
          </table:table-cell>
        </table:table-row>
      </table:table>
      <text:h text:style-name="Heading_20_2" text:outline-level="2"><text:bookmark text:name="_Toc98226054"/>LineOff()</text:h>
      <text:p text:style-name="Text_20_body">Turns off border drawing of figures and paths and makes lines drawn with <text:span text:style-name="Code">line()</text:span> or <text:span text:style-name="Code">rline()</text:span> to be invisible.</text:p>
      <text:p text:style-name="Text_20_body">Default: <text:s/>line/border drawing is turned on.</text:p>
      <text:h text:style-name="Heading_20_2" text:outline-level="2"><text:bookmark text:name="_Toc98226055"/>LineOn()</text:h>
      <text:p text:style-name="Text_20_body">Turns on the border drawing of figures and paths and allows lines drawn with <text:span text:style-name="Code">line()</text:span> or <text:span text:style-name="Code">rline()</text:span> to be visible.</text:p>
      <text:p text:style-name="Text_20_body">Default: <text:s/>line/border drawing is turned on.</text:p>
      <text:h text:style-name="Heading_20_2" text:outline-level="2"><text:bookmark text:name="_Toc98226056"/>LineType(linetype)</text:h>
      <text:p text:style-name="Text_20_body">Selects the type of line to draw. <text:s/>To change the proportions of the dashed lines (but not their width), use the <text:span text:style-name="Code">ScaleDash()</text:span> function. <text:s/>The selections are:</text:p>
      <text:p text:style-name="P1"><text:span text:style-name="Code">solid_line</text:span></text:p>
      <text:p text:style-name="P1"><text:span text:style-name="Code">dashed</text:span></text:p>
      <text:p text:style-name="P1"><text:span text:style-name="Code">dash_little_gap</text:span></text:p>
      <text:p text:style-name="P1"><text:span text:style-name="Code">dash_big_gap</text:span></text:p>
      <text:p text:style-name="P1"><text:span text:style-name="Code">little_dash</text:span></text:p>
      <text:p text:style-name="P1"><text:span text:style-name="Code">dash_dot</text:span></text:p>
      <text:p text:style-name="P2"><text:span text:style-name="Code">dash_dot_dot</text:span></text:p>
      <text:p text:style-name="Text_20_body">Default: <text:span text:style-name="Code">solid_line</text:span></text:p>
      <text:h text:style-name="Heading_20_2" text:outline-level="2"><text:bookmark text:name="_Toc98226057"/>LineWidth(Width)</text:h>
      <text:p text:style-name="Text_20_body">Sets the line width in the current units of measure. <text:s/>If you want the physical width of the line to stay the same size on the paper after the <text:span text:style-name="Code">scale()</text:span> function is called, use the call <text:span text:style-name="Code">ScaleLineWidth(yes)</text:span>. </text:p>
      <text:p text:style-name="Text_20_body">Default: <text:s/><text:span text:style-name="Code">0.01</text:span></text:p>
      <text:h text:style-name="Heading_20_2" text:outline-level="2">ScaleDash(scale_factor=1)</text:h>
      <text:p text:style-name="Text_20_body">The default dashed lines look reasonable on a regular page. <text:s/>However, you may want to scale them up or down by using this function. <text:s/>The <text:span text:style-name="Code">scale_factor</text:span> must be a floating point number greater than 0. <text:s/>It scales the dash pattern, but has no effect on the line width. <text:s/>Calling <text:span text:style-name="Code">ScaleDash()</text:span> with no parameter will result in there being no scaling of the dash patterns. <text:s/>Note this also will scale the dashed lines that are used in the line filling routines. <text:s/>Setting <text:span text:style-name="Code">scale_factor</text:span> to less than 1 will cause the dashes and spaces in the lines to get smaller.</text:p>
      <text:h text:style-name="Heading_20_2" text:outline-level="2"><text:bookmark text:name="_Toc98226059"/>ScaleDashAutomatically(yes_or_no)</text:h>
      <text:p text:style-name="Text_20_body">Scales the dashed lines (both regular and fill lines) so that they appear on the output device the same before and after an isotropic change of scale. <text:s/></text:p>
      <text:p text:style-name="Text_20_body">Default: <text:s/><text:span text:style-name="Code">yes</text:span></text:p>
      <text:h text:style-name="Heading_20_2" text:outline-level="2"><text:soft-page-break/>ScaleLineWidth(yes_or_no)</text:h>
      <text:p text:style-name="Text_20_body">If you execute a <text:span text:style-name="Code">scale()</text:span> call, the width of drawn lines will scale too (example: <text:s/>if you set the line width to 1 while the units on the page were points, then scaled the page to inches, your lines would be 1 inch wide). <text:s/>This may be unexpected behavior. <text:s/>The <text:span text:style-name="Code">ScaleLineWidth()</text:span> function called with a value of <text:span text:style-name="Code">yes</text:span> will make the width scale whenever an <text:span text:style-name="T3">isotropic</text:span> scaling transformation is applied (it will be left unchanged if the transformation is anisotropic). <text:s/>This means that the physical line width on the paper will be the same before and after the scale transformation. Since this behavior is anticipated to be the most commonly desired, it is the default.</text:p>
      <text:p text:style-name="Text_20_body">Default: <text:s/><text:span text:style-name="Code">yes</text:span></text:p>
      <text:h text:style-name="Heading_20_1" text:outline-level="1"><text:bookmark text:name="_Toc98226061"/>Fill characteristics</text:h>
      <text:h text:style-name="Heading_20_2" text:outline-level="2"><text:bookmark text:name="_Toc98226062"/>FillColor(color)</text:h>
      <text:p text:style-name="Text_20_body">Sets the color that fills will be drawn with. <text:s/>Remains in effect until another <text:span text:style-name="Code">FillColor()</text:span> call is made or <text:span text:style-name="Code">SetColor()</text:span> is called. <text:s/>The <text:span text:style-name="Code">color</text:span> parameter is a tuple of three numbers between 0 and 1 (the RGB values). <text:s/>Numerous constants are given to allow setting the colors by name rather than by having to use the RGB values.</text:p>
      <text:p text:style-name="Text_20_body">Default: <text:span text:style-name="Code">black</text:span></text:p>
      <text:h text:style-name="Heading_20_2" text:outline-level="2"><text:bookmark text:name="_Toc98226063"/>FillOff()</text:h>
      <text:p text:style-name="Text_20_body">Turns the filling of closed figures off. <text:s/>The figures will appear as if they are transparent, allowing the underlying drawing elements to show through.</text:p>
      <text:p text:style-name="Text_20_body">Default: <text:s/>filling is turned off.</text:p>
      <text:h text:style-name="Heading_20_2" text:outline-level="2">FillOn()</text:h>
      <text:p text:style-name="Text_20_body">Turns on the filling of closed figures, both closed paths and the built-in objects such as rectangles, circles, etc. <text:s/>The fill will be drawn with the current fill color and type.</text:p>
      <text:p text:style-name="Text_20_body">Default: <text:s/>filling is turned off.</text:p>
      <text:h text:style-name="Heading_20_2" text:outline-level="2"><text:bookmark text:name="_Toc98226065"/>FillType(fill_type)</text:h>
      <text:p text:style-name="Text_20_body">Determines the type of filling to perform on figures and closed paths. <text:s/>The allowed values are: <text:s/><text:span text:style-name="Code">solid_fill, line_fill</text:span>, and <text:span text:style-name="Code">gradient_fill</text:span>.</text:p>
      <text:p text:style-name="Text_20_body">Default: <text:s/><text:span text:style-name="Code">solid_fill</text:span> (however, filling is turned off by default)</text:p>
      <text:h text:style-name="Heading_20_2" text:outline-level="2"><text:bookmark text:name="_Toc98226066"/>GradientFill(bottom_color, Angle=0.0, factor=1.0)</text:h>
      <text:p text:style-name="Text_20_body">Sets the second color to be used with gradient fills and the angle of the fill. <text:s/>When a gradient fill is specified, it will go from the currently set fill color at the top to <text:span text:style-name="Code">bottom_color</text:span> at the bottom. <text:s/>The method of producing the fill is to draw a number of boxes whose color is linearly interpolated in RGB space between the two colors. <text:s/>The program calculates how many boxes to draw. <text:s/>If you want to adjust this number of boxes, you can make <text:span text:style-name="Code">factor</text:span> a number different than 1. <text:s/>For example, if you see objectionable banding in the output, you could double the number of boxes drawn by setting <text:span text:style-name="Code">factor=2</text:span>. <text:s/><text:span text:style-name="Code">Angle</text:span> is the angle of the fill in degrees.</text:p>
      <text:p text:style-name="Text_20_body">If you examine the PostScript output with a tool such as GSView, you may see numerous lines or dashed lines on the screen in the filled regions. <text:s/>These are artifacts of rendering to the screen; you shouldn't see these artifacts in a printed output. <text:s/>If you do, try making <text:span text:style-name="Code">factor</text:span> greater than 1.0.</text:p>
      <text:p text:style-name="Text_20_body">Default: <text:s/><text:span text:style-name="Code">white</text:span></text:p>
      <text:h text:style-name="Heading_20_2" text:outline-level="2"><text:bookmark text:name="_Toc98226067"/><text:soft-page-break/>LineFill(angle_in_degrees, separation=0, phase=0)</text:h>
      <text:p text:style-name="Text_20_body">When a line fill is used, this function controls how the lines fill figures or closed paths. <text:s/><text:span text:style-name="Code">angle_in_degrees</text:span> is the angle the fill lines make with the current X axis. <text:s/><text:span text:style-name="Code">separation</text:span> is the normal (90 degrees to the line) distance between the lines. <text:s/><text:span text:style-name="Code">phase</text:span> is a decimal fraction between 0 and 1 that specifies what fraction of the separation should be used to shift the lines in a direction normal to the lines; this is useful when you want to fill a figure with lines of alternating type. <text:s/>The fill lines are drawn with the current fill line type and are drawn in the current fill color.</text:p>
      <text:p text:style-name="Text_20_body">Default values: <text:s/><text:span text:style-name="Code">angle_in_degrees</text:span> must be specified. <text:s/><text:span text:style-name="Code">separation</text:span> defaults to 10 times the current line width. <text:s/><text:span text:style-name="Code">phase</text:span> defaults to zero.</text:p>
      <text:h text:style-name="Heading_20_2" text:outline-level="2"><text:bookmark text:name="_Toc98226068"/>LineFillType(line_type)</text:h>
      <text:p text:style-name="Text_20_body"><text:span text:style-name="Code">line_type</text:span> is the same parameter as in the <text:span text:style-name="Code">LineType()</text:span> function, but sets the line type for fill lines. <text:s/></text:p>
      <text:p text:style-name="Text_20_body">Defaults: <text:s/><text:span text:style-name="Code">solid_line</text:span></text:p>
      <text:h text:style-name="Heading_20_2" text:outline-level="2"><text:bookmark text:name="_Toc98226069"/>LineFillWidth(width)</text:h>
      <text:p text:style-name="Text_20_body">Sets the width of fill lines. <text:s/></text:p>
      <text:p text:style-name="Text_20_body">Default: same as <text:span text:style-name="Code">LineWidth()</text:span></text:p>
      <text:h text:style-name="Heading_20_1" text:outline-level="1"><text:bookmark text:name="_Toc98226070"/>Text characteristics</text:h>
      <text:h text:style-name="Heading_20_2" text:outline-level="2"><text:bookmark text:name="_Toc98226071"/>TextColor(color)</text:h>
      <text:p text:style-name="Text_20_body">Sets the color that text will be drawn with. <text:s/>Remains in effect until another <text:span text:style-name="Code">TextColor()</text:span> call is made or <text:span text:style-name="Code">SetColor()</text:span> is called. <text:s/>The <text:span text:style-name="Code">color</text:span> parameter is a tuple of three numbers between 0 and 1 (the RGB values). <text:s/>Numerous constants are given in <text:span text:style-name="Code">gco.py</text:span> to allow setting the colors by name rather than by having to use the RGB values.</text:p>
      <text:p text:style-name="Text_20_body">Default: <text:span text:style-name="Code">black</text:span></text:p>
      <text:h text:style-name="Heading_20_2" text:outline-level="2">TextName(font_name)</text:h>
      <text:p text:style-name="Text_20_body">Defines the typeface that subsequent text will be drawn with. <text:s/>The four <text:span text:style-name="Code">font_name</text:span> values that are intended to be in every implementation are:</text:p>
      <table:table table:name="Table3" table:style-name="Table3">
        <table:table-column table:style-name="Table3.A"/>
        <table:table-column table:style-name="Table3.B"/>
        <table:table-row>
          <table:table-cell table:style-name="Table3.A1" office:value-type="string">
            <text:p text:style-name="Standard"><text:span text:style-name="Code">Sans</text:span></text:p>
          </table:table-cell>
          <table:table-cell table:style-name="Table3.A1" office:value-type="string">
            <text:p text:style-name="Standard">A sans-serif font such as Helvetica or Arial.</text:p>
          </table:table-cell>
        </table:table-row>
        <table:table-row>
          <table:table-cell table:style-name="Table3.A1" office:value-type="string">
            <text:p text:style-name="Standard"><text:span text:style-name="Code">Serif</text:span></text:p>
          </table:table-cell>
          <table:table-cell table:style-name="Table3.A1" office:value-type="string">
            <text:p text:style-name="Standard">A serif font such as Times-Roman.</text:p>
          </table:table-cell>
        </table:table-row>
        <table:table-row>
          <table:table-cell table:style-name="Table3.A1" office:value-type="string">
            <text:p text:style-name="Standard"><text:span text:style-name="Code">Courier</text:span></text:p>
          </table:table-cell>
          <table:table-cell table:style-name="Table3.A1" office:value-type="string">
            <text:p text:style-name="Standard">The fixed-spacing Courier font.</text:p>
          </table:table-cell>
        </table:table-row>
        <table:table-row>
          <table:table-cell table:style-name="Table3.A1" office:value-type="string">
            <text:p text:style-name="Standard"><text:span text:style-name="Code">Symbol</text:span></text:p>
          </table:table-cell>
          <table:table-cell table:style-name="Table3.A1" office:value-type="string">
            <text:p text:style-name="Standard">For Greek letters and mathematical symbols.</text:p>
          </table:table-cell>
        </table:table-row>
      </table:table>
      <text:p text:style-name="Text_20_body">There may be more fonts available to you, but they are implementation-dependent. <text:s/>The <text:span text:style-name="Code">g.py</text:span> module comes with constants and definitions for the PostScript fonts in the HP 4050 LaserJet printer (because that's the printer I use). <text:s/>You may want to change the constants and definitions to be able to work with the fonts in your printer.</text:p>
      <text:p text:style-name="Text_20_body">Default: <text:s/><text:span text:style-name="Code">Sans</text:span></text:p>
      <text:h text:style-name="Heading_20_2" text:outline-level="2"><text:bookmark text:name="_Toc98226073"/>TextSize(font_size)</text:h>
      <text:p text:style-name="Text_20_body">Sets the size of the fonts to be drawn in the current units. <text:s/>If you perform a subsequent scaling, the font size will be the same number, but in the new units. <text:s/>If you wish the size of the font to remain invariant under a scale transformation (i.e, remain the same physical size on the paper), see the function <text:span text:style-name="Code">ScaleTextSize()</text:span>.</text:p>
      <text:p text:style-name="Text_20_body"><text:soft-page-break/>Default: <text:s/><text:span text:style-name="Code">0.15</text:span> inches (about 11 points)</text:p>
      <text:h text:style-name="Heading_20_2" text:outline-level="2">ScaleTextSize(yes_or_no)</text:h>
      <text:p text:style-name="Text_20_body">Sets the state so that any change in scale will result in the font size being changed too. <text:s/>This means that the physical <text:span text:style-name="T3">height</text:span> of the line on the page is the same before and after scaling commands. <text:s/>For isotropic transformations, it means you'll see the same size font printed on the page before and after the transformation.</text:p>
      <text:p text:style-name="Text_20_body">Default: <text:s/><text:span text:style-name="Code">yes</text:span></text:p>
      <text:h text:style-name="Heading_20_1" text:outline-level="1"><text:bookmark text:name="_Toc98226075"/>Transformations</text:h>
      <text:p text:style-name="Text_20_body">If you are in the process of defining a path with the path commands and you issue a call to one of the following transformation functions, you will get an exception. <text:s/>This is because the path object you are constructing is stored in a python data structure (for rendering into PostScript later), but the transformation functions result in PostScript getting generated immediately. <text:s/>Thus, to execute a transformation, you'll need to execute <text:span text:style-name="Code">NewPath()</text:span> to delete the current path.</text:p>
      <text:p text:style-name="Text_20_body">These transformations, in general, don't commute, as you can see by the commutators of the Lie generators <draw:frame draw:style-name="fr2" draw:name="Object2" text:anchor-type="as-char" svg:width="54.66mm" svg:height="5.5mm" draw:z-index="1"><draw:object xlink:href="./Object 2" xlink:type="simple" xlink:show="embed" xlink:actuate="onLoad"/><draw:image xlink:href="./ObjectReplacements/Object 2" xlink:type="simple" xlink:show="embed" xlink:actuate="onLoad"/></draw:frame>.</text:p>
      <text:h text:style-name="Heading_20_2" text:outline-level="2"><text:bookmark text:name="_Toc98226076"/>rotate(angle_in_degrees)</text:h>
      <text:p text:style-name="Text_20_body">Transform the coordinate system by a rotation about the current origin. <text:s/>If <text:span text:style-name="Code">angle_in_degrees</text:span> is positive, the angle is counterclockwise (i.e., the conventional mathematical direction). <text:s/><text:span text:style-name="Code">angle_in_degrees</text:span> may be any floating point number.</text:p>
      <text:h text:style-name="Heading_20_2" text:outline-level="2"><text:bookmark text:name="_Toc98226077"/>scale(xfactor, yfactor=None)</text:h>
      <text:p text:style-name="Text_20_body">Transform the coordinate system by a scale transformation. <text:s/>A call of <text:span text:style-name="Code">scale(2, 2)</text:span> means a line drawn from (0, 1) to (1, 1) in the scaled coordinate system will have a length of 2 in the coordinate system before the transformation. <text:s/>Neither <text:span text:style-name="Code">xfactor</text:span> nor <text:span text:style-name="Code">yfactor</text:span> are allowed to be zero. <text:s/>However, they can be negative, which results in reflections about the coordinate axes. <text:s/>If you use reflections, you will get mirror-image text (which you may or may not have intended). <text:s/>If <text:span text:style-name="Code">yfactor</text:span> is None, then the scaling transformation is isotropic.</text:p>
      <text:h text:style-name="Heading_20_2" text:outline-level="2"><text:bookmark text:name="_Toc98226078"/>translate(x, y)</text:h>
      <text:p text:style-name="Text_20_body">Transform the coordinate system by a translation of the current origin. <text:s/>The new origin will be at the point <text:span text:style-name="Code">(x, y)</text:span> in the current coordinates. <text:s/><text:span text:style-name="Code">x</text:span> and <text:span text:style-name="Code">y</text:span> can be any floating point values.</text:p>
      <text:h text:style-name="Heading_20_1" text:outline-level="1"><text:bookmark text:name="_Toc98226079"/>Paths</text:h>
      <text:p text:style-name="Text_20_body">Note: <text:s/>if you are having problems getting your paths to work correctly, you can see what's in a path by printing it: <text:s/><text:span text:style-name="Code">print p</text:span> (where <text:span text:style-name="Code">p</text:span> is a path gotten via <text:span text:style-name="Code">GetPath()</text:span>) will display the items that make up the path.</text:p>
      <text:h text:style-name="Heading_20_2" text:outline-level="2"><text:bookmark text:name="_Toc98226080"/>GetPath()</text:h>
      <text:p text:style-name="Text_20_body">Return a copy of the internal data structure that holds the current path. <text:s/>You can later set the current path with this saved path by executing the <text:span text:style-name="Code">SetPath()</text:span> function.</text:p>
      <text:h text:style-name="Heading_20_2" text:outline-level="2">NewPath()</text:h>
      <text:p text:style-name="Text_20_body">Discards the current path. <text:s/>Any objects you add with <text:span text:style-name="Code">PathAdd()</text:span> will be added to the new path.</text:p>
      <text:h text:style-name="Heading_20_2" text:outline-level="2"><text:soft-page-break/>PathAdd(tuple_or_list, type=path_point)</text:h>
      <text:p text:style-name="Text_20_body">Adds items to the current path. <text:s/>The details are:</text:p>
      <text:p text:style-name="Text_20_body"><text:s/></text:p>
      <table:table table:name="Table4" table:style-name="Table4">
        <table:table-column table:style-name="Table4.A"/>
        <table:table-column table:style-name="Table4.B"/>
        <table:table-row>
          <table:table-cell table:style-name="Table4.A1" office:value-type="string">
            <text:p text:style-name="Table_20_Contents"><text:span text:style-name="Code">type</text:span></text:p>
          </table:table-cell>
          <table:table-cell table:style-name="Table4.A1" office:value-type="string">
            <text:p text:style-name="Table_20_Contents">tuple_or_list</text:p>
          </table:table-cell>
        </table:table-row>
        <table:table-row>
          <table:table-cell table:style-name="Table4.A1" office:value-type="string">
            <text:p text:style-name="Table_20_Contents"><text:span text:style-name="Code">path_point</text:span></text:p>
          </table:table-cell>
          <table:table-cell table:style-name="Table4.A1" office:value-type="string">
            <text:p text:style-name="Table_20_Contents">A tuple of the form <text:span text:style-name="Code">(x, y)</text:span>. <text:s/>Adds the indicated point to the path.</text:p>
          </table:table-cell>
        </table:table-row>
        <table:table-row>
          <table:table-cell table:style-name="Table4.A1" office:value-type="string">
            <text:p text:style-name="Table_20_Contents"><text:span text:style-name="Code">path_point</text:span></text:p>
          </table:table-cell>
          <table:table-cell table:style-name="Table4.A1" office:value-type="string">
            <text:p text:style-name="Table_20_Contents">A list of points of the form <text:span text:style-name="Code">[(x1, y1), ..., (xn, yn)]</text:span>. <text:s/>Has the same effect as multiple calls with a single point.</text:p>
          </table:table-cell>
        </table:table-row>
        <table:table-row>
          <table:table-cell table:style-name="Table4.A1" office:value-type="string">
            <text:p text:style-name="Table_20_Contents"><text:span text:style-name="Code">path_arc_ccw</text:span></text:p>
          </table:table-cell>
          <table:table-cell table:style-name="Table4.A1" office:value-type="string">
            <text:p text:style-name="Table_20_Contents">A tuple of the form <text:span text:style-name="Code">(x, y, r, start_angle_in_degrees, end_angle_in_degrees)</text:span>. <text:s/>The point <text:span text:style-name="Code">(x, y)</text:span> is the center of the circle, <text:span text:style-name="Code">r</text:span> is the radius, and the arc goes from <text:span text:style-name="Code">start_angle_in_degrees</text:span> to <text:span text:style-name="Code">end_angle_in_degrees</text:span> in a counterclockwise direction. <text:s/>A line will be drawn from the current end point of the path to the first point of the arc if these two points do not coincide.</text:p>
          </table:table-cell>
        </table:table-row>
        <table:table-row>
          <table:table-cell table:style-name="Table4.A1" office:value-type="string">
            <text:p text:style-name="Table_20_Contents"><text:span text:style-name="Code">path_arc_cw</text:span></text:p>
          </table:table-cell>
          <table:table-cell table:style-name="Table4.A1" office:value-type="string">
            <text:p text:style-name="Table_20_Contents">The same as <text:span text:style-name="Code">path_arc_ccw</text:span>, except the arc is drawn from the starting angle to the ending angle in a clockwise direction.</text:p>
          </table:table-cell>
        </table:table-row>
        <table:table-row>
          <table:table-cell table:style-name="Table4.A1" office:value-type="string">
            <text:p text:style-name="Table_20_Contents"><text:span text:style-name="Code">path_bezier</text:span></text:p>
          </table:table-cell>
          <table:table-cell table:style-name="Table4.A1" office:value-type="string">
            <text:p text:style-name="Table_20_Contents">A tuple of the form <text:span text:style-name="Code">(x1, y1, x2, y2, x3, y3)</text:span>. <text:s/>Draws a Bezier from the current point <text:span text:style-name="Code">(x0, y0)</text:span> to the point <text:span text:style-name="Code">(x3, y3)</text:span>. <text:s/>The middle two points are the control points. <text:s/>A Bezier curve is a parameterized curve where the parametric equations are cubic polynomials in the parameter. <text:s/>The curve traces a path from <text:span text:style-name="Code">(x0, y0)</text:span> to <text:span text:style-name="Code">(x3, y3)</text:span> as the parameter ranges between <text:span text:style-name="Code">0</text:span> and <text:span text:style-name="Code">1</text:span>.</text:p>
          </table:table-cell>
        </table:table-row>
      </table:table>
      <text:p text:style-name="Text_20_body">Note: <text:s/>the first item you add to each subpath cannot be a Bezier curve. <text:s/>The reason is because the first point of a Bezier in PostScript is the current point. <text:s/>If you had ended a subpath and started a new one, the current point would effectively be undefined.</text:p>
      <text:p text:style-name="Text_20_body">Since the <text:span text:style-name="Code">g.py</text:span> module is a thin layer over PostScript, it inherits PostScript's behavior. <text:s/>Because of this, if you construct a path and issue a coordinate transformation, you will get an exception. <text:s/>This is because the sending of the path elements to PostScript is deferred, but coordinate transformations are sent immediately. <text:s/>You can disable this behavior if you wish by changing the <text:span text:style-name="Code">error_xfm_path</text:span> variable to be <text:span text:style-name="Code">no</text:span> in the <text:span text:style-name="Code">g.py</text:span> module (however, this isn't recommended).</text:p>
      <text:h text:style-name="Heading_20_2" text:outline-level="2"><text:bookmark text:name="_Toc98226083"/>PathAddPoint(x, y)</text:h>
      <text:p text:style-name="Text_20_body">A convenience function; same as <text:span text:style-name="Code">PathAdd((x, y), path_point)</text:span>.</text:p>
      <text:h text:style-name="Heading_20_2" text:outline-level="2">PathClose()</text:h>
      <text:p text:style-name="Text_20_body">In the construction of the current subpath, you can use the <text:span text:style-name="Code">PathClose()</text:span> function to close the current path. <text:s/>This means a line is drawn from the last point entered to the first point entered into the subpath. <text:s/>If you call <text:span text:style-name="Code">PathAdd()</text:span> again, you will be adding points, arcs, or curves to a new subpath in the current path.</text:p>
      <text:h text:style-name="Heading_20_2" text:outline-level="2">PathMove(x, y)</text:h>
      <text:p text:style-name="Text_20_body">Starts a new subpath in the current path (and leaves the previous subpath open).</text:p>
      <text:h text:style-name="Heading_20_2" text:outline-level="2">SetPath(p)</text:h>
      <text:p text:style-name="Text_20_body">Restores the current path to a saved path <text:span text:style-name="Code">p</text:span>. <text:s/>The parameter <text:span text:style-name="Code">p</text:span> must have been previously gotten from a call to <text:span text:style-name="Code">GetPath()</text:span>.</text:p>
      <text:h text:style-name="Heading_20_1" text:outline-level="1"><text:bookmark text:name="_Toc98226087"/><text:soft-page-break/>Clipping</text:h>
      <text:p text:style-name="Text_20_body">Clipping is the act of defining a path; the subsequent drawing commands are limited to putting marks on the paper inside that path. <text:s/>This is useful when you want to limit drawing to a particular area, but don't want to figure out whether something should be shown on the page or not -- clipping lets the PostScript interpreter figure that out.</text:p>
      <text:h text:style-name="Heading_20_2" text:outline-level="2"><text:bookmark text:name="_Toc98226088"/>clip(path=None)</text:h>
      <text:p text:style-name="Text_20_body">Sets the clipping path. <text:s/>If the <text:span text:style-name="Code">path</text:span> parameter is <text:span text:style-name="Code">None</text:span>, the current path is used to set the clipping path; the current path is erased after this operation. <text:s/>Otherwise, if <text:span text:style-name="Code">path</text:span> is a path that was gotten via the <text:span text:style-name="Code">getPath()</text:span> function, the clipping path is set with this path. <text:s/>The method for determining whether a point is inside the path is the non-zero winding rule (see the <text:a xlink:type="simple" xlink:href="../doc/ref_manual.htm#_Glossary" text:style-name="Internet_20_link" text:visited-style-name="Visited_20_Internet_20_Link">Glossary</text:a> for a description).</text:p>
      <text:h text:style-name="Heading_20_2" text:outline-level="2"><text:bookmark text:name="_Toc98226089"/>ClipRectangle(x0, y0, x1, y1)</text:h>
      <text:p text:style-name="Text_20_body">A convenience function that has the same effect as calling <text:span text:style-name="Code">clip()</text:span> with a rectangular path.</text:p>
      <text:h text:style-name="Heading_20_2" text:outline-level="2"><text:bookmark text:name="_Toc98226090"/>eoclip(path=None)</text:h>
      <text:p text:style-name="Text_20_body">Same as <text:span text:style-name="Code">clip()</text:span> except the determination of points inside the path is made according to the even-odd rule, rather than the default non-zero winding rule (see <text:a xlink:type="simple" xlink:href="#_Glossary" text:style-name="Internet_20_link" text:visited-style-name="Visited_20_Internet_20_Link">Glossary</text:a> for a description of these rules).</text:p>
      <text:h text:style-name="Heading_20_2" text:outline-level="2"><text:bookmark text:name="_Toc98226091"/>unclip()</text:h>
      <text:p text:style-name="Text_20_body">Removes the current clipping region gotten from a previous call to <text:span text:style-name="Code">clip()</text:span>. <text:s/>The clipping limits will be at the limits of the page (which is effectively no clipping).</text:p>
      <text:h text:style-name="Heading_20_1" text:outline-level="1"><text:bookmark text:name="_Toc98226092"/>Utility functions</text:h>
      <text:h text:style-name="Heading_20_2" text:outline-level="2"><text:bookmark text:name="_Toc98226093"/>comment(comment, newline=no)</text:h>
      <text:p text:style-name="Text_20_body">Inserts a PostScript comment into the output stream. <text:s/>This is useful to let you mark a spot in the output stream, then later inspect the resulting PostScript file. <text:s/>You can search for the text of your command and see the PostScript that was generated near the comment. <text:s/>If <text:span text:style-name="Code">newline</text:span> is <text:span text:style-name="Code">yes</text:span>, then a newline is written to the stream before writing the comment; this can put an empty line in the output PostScript that can make it easier to get to the line with your editor.</text:p>
      <text:h text:style-name="Heading_20_2" text:outline-level="2"><text:bookmark text:name="_Toc98226094"/>Debug(str)</text:h>
      <text:p text:style-name="Text_20_body">Allows you to print debugging strings to the debug stream. <text:s/>Causes no output if debugging is off. <text:s/>The debugging stream is <text:span text:style-name="Code">stderr</text:span> by default, but you can change it to anything you wish.</text:p>
      <text:h text:style-name="Heading_20_2" text:outline-level="2">DebugOff()</text:h>
      <text:p text:style-name="Text_20_body">Turns debugging off. <text:s/>Any further calls to <text:span text:style-name="Code">Debug()</text:span> will not produce any output to the debugging stream, nor will the <text:span text:style-name="Code">g.py </text:span>module print a debug message for each of its functions that are called.</text:p>
      <text:h text:style-name="Heading_20_2" text:outline-level="2"><text:bookmark text:name="_Toc98226096"/>DebugOn(debug_stream=sys.stderr)</text:h>
      <text:p text:style-name="Text_20_body">Turns on debugging so that debugging information will be sent to the <text:span text:style-name="Code">debug_stream </text:span>stream via the <text:span text:style-name="Code">Debug()</text:span> call. <text:s/>The <text:span text:style-name="Code">g.py</text:span> module does not make any calls to <text:span text:style-name="Code">Debug()</text:span>, so any messages you see are from your calls to <text:span text:style-name="Code">Debug()</text:span>.</text:p>
      <text:h text:style-name="Heading_20_2" text:outline-level="2"><text:bookmark text:name="_Toc98226097"/><text:soft-page-break/>DumpGS()</text:h>
      <text:p text:style-name="Text_20_body">Dumps the graphics state dictionary to the debugging stream.</text:p>
      <text:h text:style-name="Heading_20_2" text:outline-level="2"><text:bookmark text:name="_Toc98226098"/>gray(value=0.0)</text:h>
      <text:p text:style-name="Text_20_body">Synonym for the <text:span text:style-name="Code">grey()</text:span> function.</text:p>
      <text:h text:style-name="Heading_20_2" text:outline-level="2"><text:bookmark text:name="_Toc98226099"/>grey(value=0.0)</text:h>
      <text:p text:style-name="Text_20_body">Returns a color tuple that represents a grey value. <text:s/><text:span text:style-name="Code">0.0</text:span> represents black and <text:span text:style-name="Code">1.0</text:span> represents white.</text:p>
      <text:h text:style-name="Heading_20_2" text:outline-level="2"><text:bookmark text:name="_Toc98226100"/>hsv2rgb(h, s, b)</text:h>
      <text:p text:style-name="Text_20_body">Converts hue <text:span text:style-name="Code">h</text:span>, saturation <text:span text:style-name="Code">s</text:span>, and value (brightness) <text:span text:style-name="Code">v</text:span> to a tuple of RGB (red, green, blue) numbers to set a color. The parameters range from 0 to 1. <text:s/>Hue selects the color and saturation determines how much of the color is there (1 is the intense color, 0 is grey). <text:s/>A value of 1 is fully bright; 0 is fully dark.</text:p>
      <text:h text:style-name="Heading_20_2" text:outline-level="2"><text:bookmark text:name="_Toc98226101"/>inline(str)</text:h>
      <text:p text:style-name="Text_20_body">Allows you to insert raw PostScript in the string <text:span text:style-name="Code">str</text:span> into the output stream. <text:s/>This could be used, for example, to define PostScript functions to perform special drawing tasks. <text:s/>However, if you use the <text:span text:style-name="Code">inline()</text:span> function, you could make the PostScript graphics state get unsynchronized from the <text:span text:style-name="Code">g.py</text:span> module's graphics state.</text:p>
      <text:h text:style-name="Heading_20_2" text:outline-level="2"><text:bookmark text:name="_Toc98226102"/>rgb2hsv(color)</text:h>
      <text:p text:style-name="Text_20_body">Converts an RGB color tuple to a tuple <text:span text:style-name="Code">(h, s, v)</text:span> where <text:span text:style-name="Code">h</text:span> is hue, <text:span text:style-name="Code">s</text:span> is saturation, and <text:span text:style-name="Code">v</text:span> is value (brightness). <text:s/>The returned numbers are between 0 and 1.</text:p>
      <text:h text:style-name="Heading_20_2" text:outline-level="2"><text:bookmark text:name="_Toc98226103"/>setColor(color)</text:h>
      <text:p text:style-name="Text_20_body">Sets the color that all subsequent drawing objects will be drawn with. <text:s/>This command is equivalent to the successive calls <text:span text:style-name="Code">LineColor(color)</text:span>, <text:span text:style-name="Code">FillColor(color)</text:span>, <text:span text:style-name="Code">TextColor(color)</text:span>.</text:p>
      <text:h text:style-name="Heading_20_2" text:outline-level="2"><text:bookmark text:name="_Toc98226104"/>Trace(str, indented=yes)</text:h>
      <text:p text:style-name="Text_20_body">Prints a string to the tracing stream; the string is indented by the current indent. <text:s/>If <text:span text:style-name="Code">indented</text:span> is set to <text:span text:style-name="Code">no</text:span>, the string is not indented.</text:p>
      <text:h text:style-name="Heading_20_2" text:outline-level="2"><text:bookmark text:name="_Toc98226105"/>traceOff()</text:h>
      <text:p text:style-name="Text_20_body">Turns off tracing.</text:p>
      <text:h text:style-name="Heading_20_2" text:outline-level="2"><text:bookmark text:name="_Toc98226106"/>traceOn(trace_stream=sys.stderr)</text:h>
      <text:p text:style-name="Text_20_body">Turns on tracing. <text:s/>This will show you the calls made in the <text:span text:style-name="Code">g.py</text:span> <text:s/>module. <text:s/>This functionality is probably not all that useful for an end user, but it is helpful for someone who is debugging the <text:span text:style-name="Code">g.py</text:span> module's functionality. <text:s/>A more modern implementation would use decorators and python's introspection capabilities, but such things weren't available (or I didn't understand them) when the library was first written.</text:p>
      <text:h text:style-name="Heading_20_1" text:outline-level="1"><text:bookmark text:name="_Toc98226107"/><text:soft-page-break/>Functions that put marks on paper</text:h>
      <text:p text:style-name="Text_20_body">For the functions in this section, lines or borders will be drawn in the current line color and line style if <text:span text:style-name="Code">LineOn()</text:span> has been called for the current graphics state. <text:s/>Closed figures will be filled if <text:span text:style-name="Code">FillOn()</text:span> has been called for the current graphics state.</text:p>
      <text:h text:style-name="Heading_20_2" text:outline-level="2"><text:bookmark text:name="_Toc98226108"/>arc(diameter, start_angle_degrees, stop_angle_degrees)</text:h>
      <text:p text:style-name="Text_20_body">Draws a circular arc with the current point as center and diameter <text:span text:style-name="Code">diameter</text:span>. <text:s/>The arc starts at angle <text:span text:style-name="Code">start_angle_degrees</text:span> and goes in a counterclockwise direction to <text:span text:style-name="Code">stop_angle_degrees</text:span>.</text:p>
      <text:h text:style-name="Heading_20_2" text:outline-level="2"><text:bookmark text:name="_Toc98226109"/>circle(diameter)</text:h>
      <text:p text:style-name="Text_20_body">Draws a circle with diameter <text:span text:style-name="Code">diameter</text:span> whose center is the current point.</text:p>
      <text:h text:style-name="Heading_20_2" text:outline-level="2"><text:bookmark text:name="_Toc98226110"/>ctext(string)</text:h>
      <text:p text:style-name="Text_20_body">Draws text that is center-justified at the current point. <text:s/>The current point is undefined after the command.</text:p>
      <text:h text:style-name="Heading_20_2" text:outline-level="2"><text:bookmark text:name="_Toc98226111"/>DrawPath(p=None)</text:h>
      <text:p text:style-name="Text_20_body">Draws the passed in path or the current path if <text:span text:style-name="Code">p</text:span> is <text:span text:style-name="Code">None</text:span>. <text:s/>The current path is erased after the call. <text:s/>If you wish to draw <text:span text:style-name="T3">and</text:span> fill the current path, call <text:span text:style-name="Code">FillPath(p)</text:span>, <text:span text:style-name="Code">DrawPath(p)</text:span>. or use</text:p>
      <text:p text:style-name="Code">push()</text:p>
      <text:p text:style-name="Code">FillPath()</text:p>
      <text:p text:style-name="Code">pop()</text:p>
      <text:p text:style-name="Code_20_end">DrawPath()</text:p>
      <text:h text:style-name="Heading_20_2" text:outline-level="2"><text:bookmark text:name="_Toc98226112"/>ellipse(major_diameter, minor_diameter)</text:h>
      <text:p text:style-name="Text_20_body">Draws an ellipse with major diameter <text:span text:style-name="Code">major_diameter</text:span> and minor diameter <text:span text:style-name="Code">minor_diameter</text:span>. <text:s/>The current point is the center of the ellipse.</text:p>
      <text:h text:style-name="Heading_20_2" text:outline-level="2"><text:bookmark text:name="_Toc98226113"/>EllipticalArc(major_diameter, minor_diameter, start_angle_degrees, stop_angle_degrees)</text:h>
      <text:p text:style-name="Text_20_body">Draws an elliptical arc with the current point as center, major diameter <text:span text:style-name="Code">major_diameter</text:span> and minor diameter <text:span text:style-name="Code">minor_diameter</text:span>. <text:s/>The arc starts at angle <text:span text:style-name="Code">start_angle_degrees</text:span> and goes in a counterclockwise direction to <text:span text:style-name="Code">stop_angle_degrees</text:span>.</text:p>
      <text:h text:style-name="Heading_20_2" text:outline-level="2"><text:bookmark text:name="_Toc98226114"/>EofillPath(p=None)</text:h>
      <text:p text:style-name="Text_20_body">Fills the passed in path or the current path if <text:span text:style-name="Code">p</text:span> is <text:span text:style-name="Code">None</text:span>. <text:s/>The current path is erased after the call. <text:s/>The filling method is even-odd. <text:s/>Refer to the PostScript reference manual [1] for a discussion of the fill method. <text:s/>If you wish to draw <text:span text:style-name="T3">and</text:span> fill the current path, call <text:span text:style-name="Code">push()</text:span>, <text:span text:style-name="Code">EofillPath()</text:span>, <text:span text:style-name="Code">pop()</text:span>, <text:span text:style-name="Code">DrawPath()</text:span>.</text:p>
      <text:h text:style-name="Heading_20_2" text:outline-level="2"><text:bookmark text:name="_Toc98226115"/>FillPath(p=None)</text:h>
      <text:p text:style-name="Text_20_body">Fills the passed in path or the current path if <text:span text:style-name="Code">p</text:span> is <text:span text:style-name="Code">None</text:span>. <text:s/>The current path is erased after the call. <text:s/>The filling method is non-zero winding. <text:s/>Refer to the PostScript reference manual [1] for a discussion of the fill method. <text:s/>If you wish to draw <text:span text:style-name="T3">and</text:span> fill the current path, call <text:span text:style-name="Code">push()</text:span>, <text:span text:style-name="Code">FillPath()</text:span>, <text:span text:style-name="Code">pop()</text:span>, <text:span text:style-name="Code">DrawPath()</text:span>.</text:p>
      <text:h text:style-name="Heading_20_2" text:outline-level="2"><text:bookmark text:name="_Toc98226116"/><text:soft-page-break/>line(x0, x0, x, y)</text:h>
      <text:p text:style-name="Text_20_body">Draws a line from the point <text:span text:style-name="Code">(x0, y0)</text:span> to <text:span text:style-name="Code">(x, y)</text:span>. The current point will be <text:span text:style-name="Code">(x, y)</text:span> after the line is drawn.</text:p>
      <text:h text:style-name="Heading_20_2" text:outline-level="2"><text:bookmark text:name="_Toc98226117"/>picture(image_object, width, height, stretch=no)</text:h>
      <text:p text:style-name="Text_20_body">Puts a picture on the page in a rectangular area starting at the current point and extending for width and height. <text:s/>This is accomplished through the Python Imaging Library (PIL), which you must have installed in order to use this function. <text:s/>If <text:span text:style-name="Code">image_object</text:span> is a string, it is the name of the file containing the image to use. <text:s/>Otherwise, it is expected to be an image object constructed by the PIL's <text:span text:style-name="Code">Image()</text:span> constructor. If <text:span text:style-name="Code">stretch</text:span> is set to <text:span text:style-name="Code">yes</text:span>, then the image is stretched to fit into the indicated rectangular area. <text:s/>Otherwise, the PIL will center the image in the rectangular area without distortion. <text:s/>The image file formats supported are those supported by the PIL, which include formats such as JPEG, PNG, and TIFF. <text:s/>You can get the PIL from <text:a xlink:type="simple" xlink:href="http://www.pythonware.com/products/pil" text:style-name="Internet_20_link" text:visited-style-name="Visited_20_Internet_20_Link">http://www.pythonware.com/products/pil</text:a>.</text:p>
      <text:h text:style-name="Heading_20_2" text:outline-level="2"><text:bookmark text:name="_Toc98226118"/>rectangle(width, height)</text:h>
      <text:p text:style-name="Text_20_body">Draws a rectangle from the current point <text:span text:style-name="Code">(x, y)</text:span> to the point <text:span text:style-name="Code">(x+width, y+height)</text:span>. <text:s/>The current point will be unchanged after the rectangle is drawn.</text:p>
      <text:h text:style-name="Heading_20_2" text:outline-level="2"><text:bookmark text:name="_Toc98226119"/>RegularPolygon(diameter, num_sides, start_angle=0, draw=yes)</text:h>
      <text:p text:style-name="Text_20_body">Draws a regular polygon centered at the current point. <text:s/><text:span text:style-name="Code">diameter</text:span> is the diameter of the circumscribed circle. <text:s/><text:span text:style-name="Code">num_sides </text:span>must be greater than 2. <text:s/><text:span text:style-name="Code">start_angle</text:span> is the angle that the first point is rotated counterclockwise from the X axis and is in degrees. <text:s/>If <text:span text:style-name="Code">draw</text:span> is <text:span text:style-name="Code">yes</text:span>, the polygon will be drawn. <text:s/>The path constructed is returned.</text:p>
      <text:h text:style-name="Heading_20_2" text:outline-level="2"><text:bookmark text:name="_Toc98226120"/>rline(x, y)</text:h>
      <text:p text:style-name="Text_20_body">Draws a line from the current point to the point <text:span text:style-name="Code">(x, y)</text:span>. <text:s/>The current point will be <text:span text:style-name="Code">(x, y)</text:span> after the line is drawn.</text:p>
      <text:h text:style-name="Heading_20_2" text:outline-level="2">RoundedRectangle(width, height, corner_diam)</text:h>
      <text:p text:style-name="Text_20_body">Same as <text:span text:style-name="Code">rectangle()</text:span> except the corners are rounded. <text:s/>The current point will be unchanged after the rectangle is drawn.</text:p>
      <text:h text:style-name="Heading_20_2" text:outline-level="2"><text:bookmark text:name="_Toc98226122"/>rtext(string)</text:h>
      <text:p text:style-name="Text_20_body">Draws text that is right-justified at the current point. <text:s/>The current point is undefined after the command.</text:p>
      <text:h text:style-name="Heading_20_2" text:outline-level="2"><text:bookmark text:name="_Toc98226123"/>stext(string)</text:h>
      <text:p text:style-name="Text_20_body">Draws text as the <text:span text:style-name="Code">text()</text:span> function. <text:s/>However, escaped hex values are printed in the Symbol font in the current font size. <text:s/>Thus, <text:span text:style-name="Code">stext("\\e3")</text:span> will print the <text:span text:style-name="T4">©</text:span> character.</text:p>
      <text:h text:style-name="Heading_20_2" text:outline-level="2"><text:bookmark text:name="_Toc98226124"/>text(string)</text:h>
      <text:p text:style-name="Text_20_body">Draws text starting at the current point. <text:s/><text:span text:style-name="T2">The current point is undefined after drawing the text</text:span><text:span text:style-name="T5"> </text:span>(this is because the <text:span text:style-name="Code">g.py</text:span> module has no way to query a PostScript interpreter for the width of the drawn text). <text:s/>However, if you immediately make another call to <text:span text:style-name="Code">text()</text:span>, the new text will be properly positioned at the end of the previously-drawn text. <text:s/>This allows you to, for example, change the color or font style of a word in the middle of a sentence.</text:p>
      <text:h text:style-name="Heading_20_2" text:outline-level="2"><text:soft-page-break/>TextCircle(string, diameter, center_angle_degrees=90, inside=no)</text:h>
      <text:p text:style-name="Text_20_body">Draws the text along a circular path centered at the current point. <text:s/>The text will be justified around the <text:span text:style-name="Code">center_angle_degrees</text:span> value. <text:s/>The text is plotted on the outside of the circle unless <text:span text:style-name="Code">inside</text:span> is <text:span text:style-name="Code">yes</text:span>.</text:p>
      <text:h text:style-name="Heading_20_2" text:outline-level="2"><text:bookmark text:name="_Toc98226126"/>TextFraction(numerator, denominator)</text:h>
      <text:p text:style-name="Text_20_body">Convenience function that places two numbers at the current text point as a nicely formatted fraction. <text:s/>The two parameters may be either strings or integers. <text:s/>This function will only work with left justified strings (i.e., do not use it in conjunction with <text:span text:style-name="Code">ctext()</text:span> and <text:span text:style-name="Code">rtext()</text:span>).</text:p>
      <text:h text:style-name="Heading_20_2" text:outline-level="2">TextLines(lines, spacing=0)</text:h>
      <text:p text:style-name="Text_20_body">Places lines of text starting at the current point and going down in steps of <text:span text:style-name="Code">spacing</text:span>. <text:s/>If <text:span text:style-name="Code">spacing</text:span> is 0, then the text height is used as the spacing. <text:s/>If <text:span text:style-name="Code">spacing</text:span> is &lt; 0, the lines go up the page. <text:s/><text:span text:style-name="Code">lines</text:span> is expected to be a sequence of strings.</text:p>
      <text:h text:style-name="Heading_20_2" text:outline-level="2"><text:bookmark text:name="_Toc98226128"/>TextPath(string, path, offset=0)</text:h>
      <text:p text:style-name="Text_20_body">Draws text along a path. <text:s/>You can get the path from the <text:span text:style-name="Code">GetPath()</text:span> function. <text:s/>The <text:span text:style-name="Code">offset</text:span> parameter is the distance to move along the path before starting the text. <text:s/>You may get irregular text spacing if the path has sharp bends.</text:p>
      <text:p text:style-name="Text_20_body"/>
      <text:p text:style-name="P4"/>
      <text:h text:style-name="Heading_20_1" text:outline-level="1">Constants</text:h>
      <text:h text:style-name="Heading_20_2" text:outline-level="2">Colors</text:h>
      <text:p text:style-name="Text_20_body">These colors were defined from the usual <text:span text:style-name="Code">rgb.txt</text:span> file I had on the Linux system I was using at the time I wrote this. <text:s/>Note that there's no absolute standard; if you aren't getting the exact color you want, you can always change the definitions in the library's file. <text:s/>See <text:a xlink:type="simple" xlink:href="http://en.wikipedia.org/wiki/X11_color_names" text:style-name="Internet_20_link" text:visited-style-name="Visited_20_Internet_20_Link">http://en.wikipedia.org/wiki/X11_color_names</text:a> for more details.</text:p>
      <text:section text:style-name="Sect1" text:name="Colors">
        <text:p text:style-name="Color_20_name">aliceblue</text:p>
        <text:p text:style-name="Color_20_name">antiquewhite</text:p>
        <text:p text:style-name="Color_20_name">aquamarine</text:p>
        <text:p text:style-name="Color_20_name">aquamarine1</text:p>
        <text:p text:style-name="Color_20_name">aquamarine2</text:p>
        <text:p text:style-name="Color_20_name">aquamarine3</text:p>
        <text:p text:style-name="Color_20_name">aquamarine4</text:p>
        <text:p text:style-name="Color_20_name">azure</text:p>
        <text:p text:style-name="Color_20_name">azure1</text:p>
        <text:p text:style-name="Color_20_name">azure2</text:p>
        <text:p text:style-name="Color_20_name">azure3</text:p>
        <text:p text:style-name="Color_20_name">azure4</text:p>
        <text:p text:style-name="Color_20_name">beige</text:p>
        <text:p text:style-name="Color_20_name">bisque</text:p>
        <text:p text:style-name="Color_20_name">bisque1</text:p>
        <text:p text:style-name="Color_20_name">bisque2</text:p>
        <text:p text:style-name="Color_20_name">bisque3</text:p>
        <text:p text:style-name="Color_20_name">bisque4</text:p>
        <text:p text:style-name="Color_20_name">black</text:p>
        <text:p text:style-name="Color_20_name">blanchedalmond</text:p>
        <text:p text:style-name="Color_20_name">blue</text:p>
        <text:p text:style-name="Color_20_name">blue1</text:p>
        <text:p text:style-name="Color_20_name">blue2</text:p>
        <text:p text:style-name="Color_20_name">blue3</text:p>
        <text:p text:style-name="Color_20_name">blue4</text:p>
        <text:p text:style-name="Color_20_name">blueviolet</text:p>
        <text:p text:style-name="Color_20_name">brown</text:p>
        <text:p text:style-name="Color_20_name">brown1</text:p>
        <text:p text:style-name="Color_20_name">brown2</text:p>
        <text:p text:style-name="Color_20_name">brown3</text:p>
        <text:p text:style-name="Color_20_name">brown4</text:p>
        <text:p text:style-name="Color_20_name">burlywood</text:p>
        <text:p text:style-name="Color_20_name">burlywood1</text:p>
        <text:p text:style-name="Color_20_name">burlywood2</text:p>
        <text:p text:style-name="Color_20_name">burlywood3</text:p>
        <text:p text:style-name="Color_20_name">burlywood4</text:p>
        <text:p text:style-name="Color_20_name">cadetblue</text:p>
        <text:p text:style-name="Color_20_name">chartreuse</text:p>
        <text:p text:style-name="Color_20_name">chartreuse1</text:p>
        <text:p text:style-name="Color_20_name">chartreuse2</text:p>
        <text:p text:style-name="Color_20_name">chartreuse3</text:p>
        <text:p text:style-name="Color_20_name">chartreuse4</text:p>
        <text:p text:style-name="Color_20_name">chocolate</text:p>
        <text:p text:style-name="Color_20_name">chocolate1</text:p>
        <text:p text:style-name="Color_20_name">chocolate2</text:p>
        <text:p text:style-name="Color_20_name">chocolate3</text:p>
        <text:p text:style-name="Color_20_name">chocolate4</text:p>
        <text:p text:style-name="Color_20_name">coral</text:p>
        <text:p text:style-name="Color_20_name">coral1</text:p>
        <text:p text:style-name="Color_20_name">coral2</text:p>
        <text:p text:style-name="Color_20_name">coral3</text:p>
        <text:p text:style-name="Color_20_name">coral4</text:p>
        <text:p text:style-name="Color_20_name">cornflowerblue</text:p>
        <text:p text:style-name="Color_20_name">cornsilk</text:p>
        <text:p text:style-name="Color_20_name">cornsilk1</text:p>
        <text:p text:style-name="Color_20_name">cornsilk2</text:p>
        <text:p text:style-name="Color_20_name">cornsilk3</text:p>
        <text:p text:style-name="Color_20_name">cornsilk4</text:p>
        <text:p text:style-name="Color_20_name">cyan</text:p>
        <text:p text:style-name="Color_20_name">cyan1</text:p>
        <text:p text:style-name="Color_20_name">cyan2</text:p>
        <text:p text:style-name="Color_20_name">cyan3</text:p>
        <text:p text:style-name="Color_20_name">cyan4</text:p>
        <text:p text:style-name="Color_20_name">darkgoldenrod</text:p>
        <text:p text:style-name="Color_20_name">darkgreen</text:p>
        <text:p text:style-name="Color_20_name">darkkhaki</text:p>
        <text:p text:style-name="Color_20_name">darkolivegreen</text:p>
        <text:p text:style-name="Color_20_name">darkorange</text:p>
        <text:p text:style-name="Color_20_name">darkorchid</text:p>
        <text:p text:style-name="Color_20_name">darksalmon</text:p>
        <text:p text:style-name="Color_20_name">darkseagreen</text:p>
        <text:p text:style-name="Color_20_name">darkslateblue</text:p>
        <text:p text:style-name="Color_20_name">darkslategray</text:p>
        <text:p text:style-name="Color_20_name">darkslategrey</text:p>
        <text:p text:style-name="Color_20_name">darkturquoise</text:p>
        <text:p text:style-name="Color_20_name">darkviolet</text:p>
        <text:p text:style-name="Color_20_name">deeppink</text:p>
        <text:p text:style-name="Color_20_name">deepskyblue</text:p>
        <text:p text:style-name="Color_20_name">dimgray</text:p>
        <text:p text:style-name="Color_20_name">dimgrey</text:p>
        <text:p text:style-name="Color_20_name">dodgerblue</text:p>
        <text:p text:style-name="Color_20_name">firebrick</text:p>
        <text:p text:style-name="Color_20_name">firebrick1</text:p>
        <text:p text:style-name="Color_20_name">firebrick2</text:p>
        <text:p text:style-name="Color_20_name">firebrick3</text:p>
        <text:p text:style-name="Color_20_name">firebrick4</text:p>
        <text:p text:style-name="Color_20_name">floralwhite</text:p>
        <text:p text:style-name="Color_20_name">forestgreen</text:p>
        <text:p text:style-name="Color_20_name">gainsboro</text:p>
        <text:p text:style-name="Color_20_name">ghostwhite</text:p>
        <text:p text:style-name="Color_20_name">gold</text:p>
        <text:p text:style-name="Color_20_name">gold1</text:p>
        <text:p text:style-name="Color_20_name">gold2</text:p>
        <text:p text:style-name="Color_20_name">gold3</text:p>
        <text:p text:style-name="Color_20_name">gold4</text:p>
        <text:p text:style-name="Color_20_name">goldenrod</text:p>
        <text:p text:style-name="Color_20_name">goldenrod1</text:p>
        <text:p text:style-name="Color_20_name">goldenrod2</text:p>
        <text:p text:style-name="Color_20_name">goldenrod3</text:p>
        <text:p text:style-name="Color_20_name">goldenrod4</text:p>
        <text:p text:style-name="Color_20_name">green</text:p>
        <text:p text:style-name="Color_20_name">green1</text:p>
        <text:p text:style-name="Color_20_name">green2</text:p>
        <text:p text:style-name="Color_20_name">green3</text:p>
        <text:p text:style-name="Color_20_name">green4</text:p>
        <text:p text:style-name="Color_20_name">greenyellow</text:p>
        <text:p text:style-name="Color_20_name">honeydew</text:p>
        <text:p text:style-name="Color_20_name">honeydew1</text:p>
        <text:p text:style-name="Color_20_name">honeydew2</text:p>
        <text:p text:style-name="Color_20_name">honeydew3</text:p>
        <text:p text:style-name="Color_20_name">honeydew4</text:p>
        <text:p text:style-name="Color_20_name">hotpink</text:p>
        <text:p text:style-name="Color_20_name">indianred</text:p>
        <text:p text:style-name="Color_20_name">ivory</text:p>
        <text:p text:style-name="Color_20_name">ivory1</text:p>
        <text:p text:style-name="Color_20_name">ivory2</text:p>
        <text:p text:style-name="Color_20_name">ivory3</text:p>
        <text:p text:style-name="Color_20_name">ivory4</text:p>
        <text:p text:style-name="Color_20_name">khaki</text:p>
        <text:p text:style-name="Color_20_name">khaki1</text:p>
        <text:p text:style-name="Color_20_name">khaki2</text:p>
        <text:p text:style-name="Color_20_name">khaki3</text:p>
        <text:p text:style-name="Color_20_name">khaki4</text:p>
        <text:p text:style-name="Color_20_name">lavender</text:p>
        <text:p text:style-name="Color_20_name">lavenderblush</text:p>
        <text:p text:style-name="Color_20_name">lawngreen</text:p>
        <text:p text:style-name="Color_20_name">lemonchiffon</text:p>
        <text:p text:style-name="Color_20_name">lightblue</text:p>
        <text:p text:style-name="Color_20_name">lightcoral</text:p>
        <text:p text:style-name="Color_20_name">lightcyan</text:p>
        <text:p text:style-name="Color_20_name">lightgoldenrod</text:p>
        <text:p text:style-name="Color_20_name">lightgoldenrodyellow</text:p>
        <text:p text:style-name="Color_20_name">lightgray</text:p>
        <text:p text:style-name="Color_20_name">lightgrey</text:p>
        <text:p text:style-name="Color_20_name">lightpink</text:p>
        <text:p text:style-name="Color_20_name">lightsalmon</text:p>
        <text:p text:style-name="Color_20_name">lightseagreen</text:p>
        <text:p text:style-name="Color_20_name">lightskyblue</text:p>
        <text:p text:style-name="Color_20_name">lightslateblue</text:p>
        <text:p text:style-name="Color_20_name">lightslategray</text:p>
        <text:p text:style-name="Color_20_name">lightslategrey</text:p>
        <text:p text:style-name="Color_20_name">lightsteelblue</text:p>
        <text:p text:style-name="Color_20_name">lightyellow</text:p>
        <text:p text:style-name="Color_20_name">limegreen</text:p>
        <text:p text:style-name="Color_20_name">linen</text:p>
        <text:p text:style-name="Color_20_name">magenta</text:p>
        <text:p text:style-name="Color_20_name">magenta1</text:p>
        <text:p text:style-name="Color_20_name">magenta2</text:p>
        <text:p text:style-name="Color_20_name">magenta3</text:p>
        <text:p text:style-name="Color_20_name">magenta4</text:p>
        <text:p text:style-name="Color_20_name">maroon</text:p>
        <text:p text:style-name="Color_20_name">maroon1</text:p>
        <text:p text:style-name="Color_20_name">maroon2</text:p>
        <text:p text:style-name="Color_20_name">maroon3</text:p>
        <text:p text:style-name="Color_20_name">maroon4</text:p>
        <text:p text:style-name="Color_20_name">mediumaquamarine</text:p>
        <text:p text:style-name="Color_20_name">mediumblue</text:p>
        <text:p text:style-name="Color_20_name">mediumforestgreen</text:p>
        <text:p text:style-name="Color_20_name">mediumgoldenrod</text:p>
        <text:p text:style-name="Color_20_name">mediumorchid</text:p>
        <text:p text:style-name="Color_20_name">mediumpurple</text:p>
        <text:p text:style-name="Color_20_name">mediumseagreen</text:p>
        <text:p text:style-name="Color_20_name">mediumslateblue</text:p>
        <text:p text:style-name="Color_20_name">mediumspringgreen</text:p>
        <text:p text:style-name="Color_20_name">mediumturquoise</text:p>
        <text:p text:style-name="Color_20_name">mediumvioletred</text:p>
        <text:p text:style-name="Color_20_name">midnightblue</text:p>
        <text:p text:style-name="Color_20_name">mintcream</text:p>
        <text:p text:style-name="Color_20_name">mistyrose</text:p>
        <text:p text:style-name="Color_20_name">moccasin</text:p>
        <text:p text:style-name="Color_20_name">navajowhite</text:p>
        <text:p text:style-name="Color_20_name">navy</text:p>
        <text:p text:style-name="Color_20_name">navyblue</text:p>
        <text:p text:style-name="Color_20_name">oldlace</text:p>
        <text:p text:style-name="Color_20_name">olivedrab</text:p>
        <text:p text:style-name="Color_20_name">orange</text:p>
        <text:p text:style-name="Color_20_name">orange1</text:p>
        <text:p text:style-name="Color_20_name">orange2</text:p>
        <text:p text:style-name="Color_20_name">orange3</text:p>
        <text:p text:style-name="Color_20_name">orange4</text:p>
        <text:p text:style-name="Color_20_name">orangered</text:p>
        <text:p text:style-name="Color_20_name">orchid</text:p>
        <text:p text:style-name="Color_20_name">orchid1</text:p>
        <text:p text:style-name="Color_20_name">orchid2</text:p>
        <text:p text:style-name="Color_20_name">orchid3</text:p>
        <text:p text:style-name="Color_20_name">orchid4</text:p>
        <text:p text:style-name="Color_20_name">palegoldenrod</text:p>
        <text:p text:style-name="Color_20_name">palegreen</text:p>
        <text:p text:style-name="Color_20_name">paleturquoise</text:p>
        <text:p text:style-name="Color_20_name">palevioletred</text:p>
        <text:p text:style-name="Color_20_name">papayawhip</text:p>
        <text:p text:style-name="Color_20_name">peachpuff</text:p>
        <text:p text:style-name="Color_20_name">peru</text:p>
        <text:p text:style-name="Color_20_name">pink</text:p>
        <text:p text:style-name="Color_20_name">pink1</text:p>
        <text:p text:style-name="Color_20_name">pink2</text:p>
        <text:p text:style-name="Color_20_name">pink3</text:p>
        <text:p text:style-name="Color_20_name">pink4</text:p>
        <text:p text:style-name="Color_20_name">plum</text:p>
        <text:p text:style-name="Color_20_name">plum1</text:p>
        <text:p text:style-name="Color_20_name">plum2</text:p>
        <text:p text:style-name="Color_20_name">plum3</text:p>
        <text:p text:style-name="Color_20_name">plum4</text:p>
        <text:p text:style-name="Color_20_name">powderblue</text:p>
        <text:p text:style-name="Color_20_name">purple</text:p>
        <text:p text:style-name="Color_20_name">purple1</text:p>
        <text:p text:style-name="Color_20_name">purple2</text:p>
        <text:p text:style-name="Color_20_name">purple3</text:p>
        <text:p text:style-name="Color_20_name">purple4</text:p>
        <text:p text:style-name="Color_20_name">red</text:p>
        <text:p text:style-name="Color_20_name">red1</text:p>
        <text:p text:style-name="Color_20_name">red2</text:p>
        <text:p text:style-name="Color_20_name">red3</text:p>
        <text:p text:style-name="Color_20_name">red4</text:p>
        <text:p text:style-name="Color_20_name">rosybrown</text:p>
        <text:p text:style-name="Color_20_name">royalblue</text:p>
        <text:p text:style-name="Color_20_name">saddlebrown</text:p>
        <text:p text:style-name="Color_20_name">salmon</text:p>
        <text:p text:style-name="Color_20_name">salmon1</text:p>
        <text:p text:style-name="Color_20_name">salmon2</text:p>
        <text:p text:style-name="Color_20_name">salmon3</text:p>
        <text:p text:style-name="Color_20_name">salmon4</text:p>
        <text:p text:style-name="Color_20_name">sandybrown</text:p>
        <text:p text:style-name="Color_20_name">seagreen</text:p>
        <text:p text:style-name="Color_20_name">seashell</text:p>
        <text:p text:style-name="Color_20_name">seashell1</text:p>
        <text:p text:style-name="Color_20_name">seashell2</text:p>
        <text:p text:style-name="Color_20_name">seashell3</text:p>
        <text:p text:style-name="Color_20_name">seashell4</text:p>
        <text:p text:style-name="Color_20_name">sienna</text:p>
        <text:p text:style-name="Color_20_name">sienna1</text:p>
        <text:p text:style-name="Color_20_name">sienna2</text:p>
        <text:p text:style-name="Color_20_name">sienna3</text:p>
        <text:p text:style-name="Color_20_name">sienna4</text:p>
        <text:p text:style-name="Color_20_name">skyblue</text:p>
        <text:p text:style-name="Color_20_name"><text:soft-page-break/>slateblue</text:p>
        <text:p text:style-name="Color_20_name">slategray</text:p>
        <text:p text:style-name="Color_20_name">slategrey</text:p>
        <text:p text:style-name="Color_20_name">snow</text:p>
        <text:p text:style-name="Color_20_name">snow1</text:p>
        <text:p text:style-name="Color_20_name">snow2</text:p>
        <text:p text:style-name="Color_20_name">snow3</text:p>
        <text:p text:style-name="Color_20_name">snow4</text:p>
        <text:p text:style-name="Color_20_name">springgreen</text:p>
        <text:p text:style-name="Color_20_name">steelblue</text:p>
        <text:p text:style-name="Color_20_name">tan</text:p>
        <text:p text:style-name="Color_20_name">tan1</text:p>
        <text:p text:style-name="Color_20_name">tan2</text:p>
        <text:p text:style-name="Color_20_name">tan3</text:p>
        <text:p text:style-name="Color_20_name">tan4</text:p>
        <text:p text:style-name="Color_20_name">thistle</text:p>
        <text:p text:style-name="Color_20_name">thistle1</text:p>
        <text:p text:style-name="Color_20_name">thistle2</text:p>
        <text:p text:style-name="Color_20_name">thistle3</text:p>
        <text:p text:style-name="Color_20_name">thistle4</text:p>
        <text:p text:style-name="Color_20_name">tomato</text:p>
        <text:p text:style-name="Color_20_name">tomato1</text:p>
        <text:p text:style-name="Color_20_name">tomato2</text:p>
        <text:p text:style-name="Color_20_name">tomato3</text:p>
        <text:p text:style-name="Color_20_name">tomato4</text:p>
        <text:p text:style-name="Color_20_name">transparent</text:p>
        <text:p text:style-name="Color_20_name">turquoise</text:p>
        <text:p text:style-name="Color_20_name">turquoise1</text:p>
        <text:p text:style-name="Color_20_name">turquoise2</text:p>
        <text:p text:style-name="Color_20_name">turquoise3</text:p>
        <text:p text:style-name="Color_20_name">turquoise4</text:p>
        <text:p text:style-name="Color_20_name">violet</text:p>
        <text:p text:style-name="Color_20_name">violetred</text:p>
        <text:p text:style-name="Color_20_name">wheat</text:p>
        <text:p text:style-name="Color_20_name">wheat1</text:p>
        <text:p text:style-name="Color_20_name">wheat2</text:p>
        <text:p text:style-name="Color_20_name">wheat3</text:p>
        <text:p text:style-name="Color_20_name">wheat4</text:p>
        <text:p text:style-name="Color_20_name">white</text:p>
        <text:p text:style-name="Color_20_name">whitesmoke</text:p>
        <text:p text:style-name="Color_20_name">yellow</text:p>
        <text:p text:style-name="Color_20_name">yellow1</text:p>
        <text:p text:style-name="Color_20_name">yellow2</text:p>
        <text:p text:style-name="Color_20_name">yellow3</text:p>
        <text:p text:style-name="Color_20_name">yellow4</text:p>
        <text:p text:style-name="Color_20_name">yellowgreen</text:p>
      </text:section>
      <text:p text:style-name="Standard"/>
      <text:section text:style-name="Sect2" text:name="Other constants">
        <text:h text:style-name="Heading_20_2" text:outline-level="2">Font names</text:h>
        <text:p text:style-name="Color_20_name_2c__20_indented">Sans</text:p>
        <text:p text:style-name="Color_20_name_2c__20_indented">SansBold</text:p>
        <text:p text:style-name="Color_20_name_2c__20_indented">SansItalic</text:p>
        <text:p text:style-name="Color_20_name_2c__20_indented">SansBoldItalic</text:p>
        <text:p text:style-name="Color_20_name_2c__20_indented">Serif</text:p>
        <text:p text:style-name="Color_20_name_2c__20_indented">SerifBold</text:p>
        <text:p text:style-name="Color_20_name_2c__20_indented">SerifItalic</text:p>
        <text:p text:style-name="Color_20_name_2c__20_indented">SerifBoldItalic</text:p>
        <text:h text:style-name="Heading_20_2" text:outline-level="2">Paper sizes</text:h>
        <text:p text:style-name="Color_20_name_2c__20_indented">paper_letter</text:p>
        <text:p text:style-name="Color_20_name_2c__20_indented">paper_legal</text:p>
        <text:p text:style-name="Color_20_name_2c__20_indented">paper_ledger</text:p>
        <text:p text:style-name="Color_20_name_2c__20_indented">paper_A4</text:p>
        <text:h text:style-name="Heading_20_2" text:outline-level="2">Orientations</text:h>
        <text:p text:style-name="Color_20_name_2c__20_indented">portrait</text:p>
        <text:p text:style-name="Color_20_name_2c__20_indented">seascape</text:p>
        <text:p text:style-name="Color_20_name_2c__20_indented">inverse_portrait</text:p>
        <text:p text:style-name="Color_20_name_2c__20_indented">landscape</text:p>
        <text:h text:style-name="Heading_20_2" text:outline-level="2">Units</text:h>
        <text:p text:style-name="Color_20_name_2c__20_indented">points</text:p>
        <text:p text:style-name="Color_20_name_2c__20_indented">inches</text:p>
        <text:p text:style-name="Color_20_name_2c__20_indented">mm</text:p>
        <text:p text:style-name="Color_20_name_2c__20_indented">cm</text:p>
        <text:p text:style-name="Color_20_name_2c__20_indented">ft</text:p>
        <text:h text:style-name="Heading_20_2" text:outline-level="2">Fill types</text:h>
        <text:p text:style-name="Color_20_name_2c__20_indented">no_fill</text:p>
        <text:p text:style-name="Color_20_name_2c__20_indented">solid_fill</text:p>
        <text:p text:style-name="Color_20_name_2c__20_indented">line_fill</text:p>
        <text:p text:style-name="Color_20_name_2c__20_indented">gradient_fill</text:p>
        <text:h text:style-name="Heading_20_2" text:outline-level="2">Dashes</text:h>
        <text:p text:style-name="Color_20_name_2c__20_indented">solid_line</text:p>
        <text:p text:style-name="Color_20_name_2c__20_indented">dashed</text:p>
        <text:p text:style-name="Color_20_name_2c__20_indented">dash_little_gap</text:p>
        <text:p text:style-name="Color_20_name_2c__20_indented">dash_big_gap</text:p>
        <text:p text:style-name="Color_20_name_2c__20_indented">little_dash</text:p>
        <text:p text:style-name="Color_20_name_2c__20_indented">dash_dot</text:p>
        <text:p text:style-name="Color_20_name_2c__20_indented">dash_dot_dot</text:p>
        <text:p text:style-name="Color_20_name_2c__20_indented">scale_factor</text:p>
      </text:section>
      <text:h text:style-name="Heading_20_1" text:outline-level="1"><text:bookmark text:name="_Toc98226129"/><text:bookmark text:name="_Glossary"/>Glossary</text:h>
      <table:table table:name="Table5" table:style-name="Table5">
        <table:table-column table:style-name="Table5.A"/>
        <table:table-column table:style-name="Table5.B"/>
        <table:table-row>
          <table:table-cell table:style-name="Table5.A1" office:value-type="string">
            <text:p text:style-name="Table_20_Contents">isotropic</text:p>
          </table:table-cell>
          <table:table-cell table:style-name="Table5.A1" office:value-type="string">
            <text:p text:style-name="Table_20_Contents">The same in all directions. <text:s/>Applied to a scale transformation, it means the x and y scaling factors are the same.</text:p>
          </table:table-cell>
        </table:table-row>
        <table:table-row>
          <table:table-cell table:style-name="Table5.A1" office:value-type="string">
            <text:p text:style-name="Table_20_Contents">anisotropic</text:p>
          </table:table-cell>
          <table:table-cell table:style-name="Table5.A1" office:value-type="string">
            <text:p text:style-name="Table_20_Contents">Not the same in all directions. <text:s/>Applied to a scale transformation, it means the x and y scaling factors are different.</text:p>
          </table:table-cell>
        </table:table-row>
        <table:table-row>
          <table:table-cell table:style-name="Table5.A1" office:value-type="string">
            <text:p text:style-name="Table_20_Contents">PostScript</text:p>
          </table:table-cell>
          <table:table-cell table:style-name="Table5.A1" office:value-type="string">
            <text:p text:style-name="Table_20_Contents">The page description language from Adobe Systems Inc. <text:s/>The <text:span text:style-name="Code">g.py</text:span> module outputs PostScript commands to perform the graphics rendering. <text:s/>PostScript is a trademark of Adobe Systems Inc.</text:p>
          </table:table-cell>
        </table:table-row>
        <table:table-row>
          <table:table-cell table:style-name="Table5.A1" office:value-type="string">
            <text:p text:style-name="Table_20_Contents">non-zero winding rule</text:p>
          </table:table-cell>
          <table:table-cell table:style-name="Table5.A1" office:value-type="string">
            <text:p text:style-name="Table_20_Contents">Used to determine whether a point is inside of a region, which determines if it is filled or not. <text:s/>Draw a line from the point to infinity. <text:s/>Initialize a sum with 0. <text:s/>If a border of the region crosses the line in the clockwise direction, add 1 to the sum; otherwise, subtract 1 from the sum. <text:s/>If the sum is 0 at infinity, then the starting point is outside the region. <text:s/>For more details, consult the red book [1].</text:p>
          </table:table-cell>
        </table:table-row>
        <table:table-row>
          <table:table-cell table:style-name="Table5.A1" office:value-type="string">
            <text:p text:style-name="Table_20_Contents">even-odd rule</text:p>
          </table:table-cell>
          <table:table-cell table:style-name="Table5.A1" office:value-type="string">
            <text:p text:style-name="Table_20_Contents">Using the same sum and line concept in the non-zero winding fill algorithm, count the number of times the line crosses a border of the region (ignore the direction of the border). <text:s/>If the sum at infinity is even, then the starting point is outside the region.</text:p>
          </table:table-cell>
        </table:table-row>
        <table:table-row>
          <table:table-cell table:style-name="Table5.A1" office:value-type="string">
            <text:p text:style-name="Table_20_Contents">separation</text:p>
          </table:table-cell>
          <table:table-cell table:style-name="Table5.A1" office:value-type="string">
            <text:p text:style-name="Table_20_Contents">When drawing line fills, this value is the perpendicular distance between the fill lines.</text:p>
          </table:table-cell>
        </table:table-row>
        <table:table-row>
          <table:table-cell table:style-name="Table5.A1" office:value-type="string">
            <text:p text:style-name="Table_20_Contents">phase</text:p>
          </table:table-cell>
          <table:table-cell table:style-name="Table5.A1" office:value-type="string">
            <text:p text:style-name="Table_20_Contents">When drawing line fills, this value is the offset from the line position. <text:s/><text:soft-page-break/>The value must be between 0 and separation.</text:p>
          </table:table-cell>
        </table:table-row>
      </table:table>
      <text:h text:style-name="Heading_20_1" text:outline-level="1"><text:bookmark text:name="_Toc98226130"/>References</text:h>
      <text:p text:style-name="Text_20_body"><text:span text:style-name="T6">1. <text:s/></text:span><text:span text:style-name="T3">PostScript Language Reference Manual</text:span>, 2nd ed., Adobe Systems Inc., 1990. <text:s/>(Called the "red book" because of the red cover)</text:p>
      <text:p text:style-name="P3"><text:span text:style-name="T6">2. <text:s/></text:span><text:span text:style-name="T3">PostScript Language Tutorial and Cookbook</text:span>, Adobe Systems Inc., 1985. <text:s/>(Called the "blue boo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Timing" svg:font-family="Timing" style:font-adornments="Regular" style:font-family-generic="roman" style:font-pitch="fixed" style:font-charset="x-symbol"/>
    <style:font-face style:name="Arial4" svg:font-family="Arial"/>
    <style:font-face style:name="Courier New" svg:font-family="'Courier New'"/>
    <style:font-face style:name="Microsoft Sans Serif" svg:font-family="'Microsoft Sans Serif'"/>
    <style:font-face style:name="OpenSymbol" svg:font-family="OpenSymbol"/>
    <style:font-face style:name="Arial2" svg:font-family="Arial" style:font-adornments="Regular" style:font-family-generic="swiss"/>
    <style:font-face style:name="Courier New1" svg:font-family="'Courier New'" style:font-family-generic="modern"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Marginalia" style:family="paragraph" style:parent-style-name="Text_20_body" style:class="text">
      <style:paragraph-properties fo:margin-left="40.01mm" fo:margin-right="0mm" fo:text-indent="0mm" style:auto-text-indent="false"/>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style:text-underline-style="solid" style:text-underline-width="auto" style:text-underline-color="font-color" fo:font-weight="bold"/>
    </style:style>
    <style:style style:name="Heading_20_2" style:display-name="Heading 2" style:family="paragraph" style:parent-style-name="Heading_20_1" style:next-style-name="Text_20_body" style:default-outline-level="2" style:class="text" style:master-page-name="">
      <style:paragraph-properties fo:margin-left="0mm" fo:margin-right="0mm" fo:margin-top="2.03mm" fo:margin-bottom="2.03mm" fo:text-align="start" style:justify-single-word="false" fo:text-indent="0mm" style:auto-text-indent="false" style:page-number="auto" fo:background-color="transparent">
        <style:background-image/>
      </style:paragraph-properties>
      <style:text-properties style:font-size-rel="-1pt" fo:language="zxx" fo:country="none"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List" style:family="paragraph" style:parent-style-name="Text_20_body" style:class="list">
      <style:text-properties style:font-name-complex="Arial4"/>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fo:margin-top="0mm" fo:margin-bottom="1.52m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Arial4"/>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Code" style:family="paragraph" style:parent-style-name="Standard" style:class="text">
      <style:paragraph-properties fo:margin-left="10.16mm" fo:margin-right="0mm" fo:margin-top="0mm" fo:margin-bottom="0mm" fo:text-indent="0mm" style:auto-text-indent="false"/>
      <style:text-properties fo:color="#004c99" style:font-name="DejaVu Sans Mono"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Color_20_name" style:display-name="Color name" style:family="paragraph" style:parent-style-name="Standard">
      <style:text-properties fo:font-size="10pt" fo:language="zxx" fo:country="none"/>
    </style:style>
    <style:style style:name="Text_20_body_20_single_20_spaced" style:display-name="Text body single spaced" style:family="paragraph" style:parent-style-name="Text_20_body">
      <style:paragraph-properties fo:margin-top="0mm" fo:margin-bottom="0mm"/>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10.16mm" fo:margin-right="5.08mm" fo:text-indent="0mm" style:auto-text-indent="false" fo:background-color="transparent">
        <style:background-image/>
      </style:paragraph-properties>
      <style:text-properties fo:font-size="11pt"/>
    </style:style>
    <style:style style:name="Code_2c__20_comment_20__28_different_20_color_29_" style:display-name="Code, comment (different color)" style:family="paragraph" style:parent-style-name="Code">
      <style:text-properties fo:color="#99004c"/>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Numbered_2c__20_normal" style:display-name="Numbered, normal" style:family="paragraph" style:parent-style-name="Text_20_body" style:list-style-name="Numbered"/>
    <style:style style:name="Numbered_2c__20_tight" style:display-name="Numbered, tight" style:family="paragraph" style:parent-style-name="Text_20_body" style:list-style-name="Numbered"/>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Figure" style:family="paragraph" style:parent-style-name="Caption">
      <style:paragraph-properties fo:text-align="center" style:justify-single-word="false"/>
      <style:text-properties fo:font-style="normal" fo:font-weight="bold"/>
    </style:style>
    <style:style style:name="Quote" style:family="paragraph" style:parent-style-name="Text_20_body">
      <style:paragraph-properties fo:margin-left="7.62mm" fo:margin-right="0mm" fo:text-indent="0mm" style:auto-text-indent="false"/>
      <style:text-properties fo:color="#000080" fo:font-style="italic"/>
    </style:style>
    <style:style style:name="Quotations" style:family="paragraph" style:parent-style-name="Standard" style:class="html">
      <style:paragraph-properties fo:margin-left="10mm" fo:margin-right="10mm" fo:margin-top="0mm" fo:margin-bottom="4.99mm" fo:text-indent="0mm" style:auto-text-indent="false"/>
    </style:style>
    <style:style style:name="Color_20_name_2c__20_indented" style:display-name="Color name, indented" style:family="paragraph" style:parent-style-name="Color_20_name">
      <style:paragraph-properties fo:margin-left="4.99mm" fo:margin-right="0mm" fo:text-indent="0mm" style:auto-text-indent="false"/>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4c99" style:font-name="DejaVu Sans Mono" fo:font-size="11pt" fo:language="zxx" fo:country="none" fo:font-style="normal" style:text-underline-style="none" fo:font-weight="normal"/>
    </style:style>
    <style:style style:name="Important" style:family="text">
      <style:text-properties style:font-name="Arial1" fo:font-size="11pt" fo:font-weight="bold" fo:background-color="transparent"/>
    </style:style>
    <style:style style:name="Line_20_number" style:display-name="Line number" style:family="text" style:parent-style-name="Code">
      <style:text-properties fo:color="#00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Highlighted" style:family="text" style:parent-style-name="Important">
      <style:text-properties fo:font-weight="normal" fo:background-color="#ffff00"/>
    </style:style>
    <style:style style:name="Book_20_title" style:display-name="Book title" style:family="text" style:parent-style-name="Default_2c__20_custom">
      <style:text-properties fo:font-style="italic"/>
    </style:style>
    <style:style style:name="Code_2c__20_important" style:display-name="Code, important" style:family="text" style:parent-style-name="Code">
      <style:text-properties fo:color="#d63247"/>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2699"/>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7">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1">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Landscape_20_1_2f_2_22__20_margins" style:display-name="Landscape 1/2&quot; margins" style:page-layout-name="Mpm2"/>
    <style:master-page style:name="Portrait_20_1_2f_2_22__20_margins" style:display-name="Portrait 1/2&quot; margins" style:page-layout-name="Mpm3"/>
    <style:master-page style:name="Landscape" style:page-layout-name="Mpm4"/>
    <style:master-page style:name="Normal_5f_draw1" style:display-name="Normal_draw1" style:page-layout-name="Mpm5"/>
    <style:master-page style:name="Portrait_2c__20_3_2f_4_22__20_margins" style:display-name="Portrait, 3/4&quot; margins" style:page-layout-name="Mpm1"/>
    <style:master-page style:name="Portrait_2c__20_1_2f_2_22__20_margins" style:display-name="Portrait, 1/2&quot; margins" style:page-layout-name="Mpm3"/>
    <style:master-page style:name="Portrait_2c__20_0.3_22__20_margins" style:display-name="Portrait, 0.3&quot; margins" style:page-layout-name="Mpm6"/>
    <style:master-page style:name="Landscape_2c__20_0.3_22__20_margins" style:display-name="Landscape, 0.3&quot; margins" style:page-layout-name="Mpm7"/>
    <style:master-page style:name="Landscape_2c__20_1_2f_2_22__20_margins" style:display-name="Landscape, 1/2&quot; margins" style:page-layout-name="Mpm8"/>
    <style:master-page style:name="Landscape_2c__20_3_2f_4_22__20_margins" style:display-name="Landscape, 3/4&quot; margins" style:page-layout-name="Mpm4"/>
    <style:master-page style:name="Portrait_2c__20_1_22__20_margins" style:display-name="Portrait, 1&quot; margins" style:page-layout-name="Mpm9"/>
    <style:master-page style:name="Landscape_2c__20_1_22__20_margins" style:display-name="Landscape, 1&quot; margins" style:page-layout-name="Mpm10"/>
    <style:master-page style:name="Title_20_page_2c__20_portrait" style:display-name="Title page, portrait" style:page-layout-name="Mpm11" style:next-style-name="Standard"/>
    <style:master-page style:name="Title_20_page_2c__20_landscape" style:display-name="Title page, landscap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editing-cycles>12</meta:editing-cycles>
    <meta:editing-duration>P1DT16H32M28S</meta:editing-duration>
    <meta:creation-date>2016-11-28T23:13:54.88</meta:creation-date>
    <dc:date>2022-03-09T21:42:55.19</dc:date>
    <meta:document-statistic meta:table-count="7" meta:image-count="0" meta:object-count="2" meta:page-count="23" meta:paragraph-count="825" meta:word-count="8378" meta:character-count="51400"/>
    <meta:user-defined meta:name="Info 2"/>
    <meta:user-defined meta:name="Info 3"/>
    <meta:user-defined meta:name="Info 4"/>
    <meta:user-defined meta:name="Version">11 Mar 2022</meta:user-defined>
    <meta:template xlink:type="simple" xlink:actuate="onRequest" xlink:title="Normal" xlink:href="../../../doc/templates_open_office/Normal.ott" meta:date="2010-11-30T13:06: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gr2" style:family="graphic" style:parent-style-name="standard">
      <style:graphic-properties draw:stroke="none" svg:stroke-color="#000000" draw:fill="none" draw:fill-color="#ffffff" fo:min-height="0.762cm"/>
    </style:style>
    <style:style style:name="P1" style:family="paragraph">
      <style:paragraph-properties fo:text-align="center"/>
    </style:style>
    <style:style style:name="P2"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0.16cm" svg:height="7.62cm" svg:x="1.444cm" svg:y="1.508cm">
          <text:p/>
        </draw:rect>
        <draw:frame draw:style-name="gr2" draw:text-style-name="P2" draw:layer="layout" svg:width="4.064cm" svg:height="1.012cm" svg:x="5.257cm" svg:y="5.073cm">
          <draw:text-box>
            <text:p text:style-name="P2"><text:span text:style-name="T1">Hello, world</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style mathsize="14pt">
        <mrow>
          <msub>
            <mo stretchy="false">∂</mo>
            <mi>x</mi>
          </msub>
        </mrow>
      </mstyle>
      <mi>,</mi>
      <mi>x</mi>
      <mstyle mathsize="14pt">
        <mrow>
          <msub>
            <mo stretchy="false">∂</mo>
            <mi>x</mi>
          </msub>
        </mrow>
      </mstyle>
      <mi>,</mi>
      <mi>y</mi>
      <mstyle mathsize="14pt">
        <mrow>
          <msub>
            <mo stretchy="false">∂</mo>
            <mi>y</mi>
          </msub>
        </mrow>
      </mstyle>
      <mi>,</mi>
      <mtext> and </mtext>
      <mi>x</mi>
      <mrow>
        <mstyle mathsize="14pt">
          <mrow>
            <msub>
              <mo stretchy="false">∂</mo>
              <mi>y</mi>
            </msub>
          </mrow>
        </mstyle>
        <mo stretchy="false">−</mo>
        <mi>y</mi>
      </mrow>
      <mstyle mathsize="14pt">
        <mrow>
          <msub>
            <mo stretchy="false">∂</mo>
            <mi>x</mi>
          </msub>
        </mrow>
      </mstyle>
    </mrow>
    <annotation encoding="StarMath 5.0">size 14 partial_x, 
x size 14 partial_x,
y size 14 partial_y, " and " 
x size 14 partial_y - y size 14 partial_x</annotation>
  </semantics>
</math>
</file>